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2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1839in"/>
    </style:style>
    <style:style style:name="co6" style:family="table-column">
      <style:table-column-properties fo:break-before="auto" style:column-width="1.6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0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ndOrderPolynomial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f(r) = C0*R0+C1*R1+C2*R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C0</text:p>
          </table:table-cell>
          <table:table-cell table:number-columns-repeated="4"/>
          <table:table-cell office:value-type="float" office:value="1.14">
            <text:p>1.14</text:p>
          </table:table-cell>
          <table:table-cell table:style-name="ce2" office:value-type="string">
            <text:p><text:s/>= C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float" office:value="2">
            <text:p>2.00</text:p>
          </table:table-cell>
          <table:table-cell office:value-type="string">
            <text:p><text:s/>= C1</text:p>
          </table:table-cell>
          <table:table-cell table:number-columns-repeated="4"/>
          <table:table-cell office:value-type="float" office:value="1.98">
            <text:p>1.98</text:p>
          </table:table-cell>
          <table:table-cell table:style-name="ce2" office:value-type="string">
            <text:p><text:s/>= C1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float" office:value="3">
            <text:p>3.00</text:p>
          </table:table-cell>
          <table:table-cell office:value-type="string">
            <text:p><text:s/>= C2</text:p>
          </table:table-cell>
          <table:table-cell table:number-columns-repeated="4"/>
          <table:table-cell office:value-type="float" office:value="3">
            <text:p>3.00</text:p>
          </table:table-cell>
          <table:table-cell table:style-name="ce2" office:value-type="string">
            <text:p><text:s/>= C2</text:p>
          </table:table-cell>
          <table:table-cell office:value-type="float" office:value="3.5">
            <text:p>3.50</text:p>
          </table:table-cell>
          <table:table-cell office:value-type="string">
            <text:p>C'' for O(N^2)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Noise Magnitu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/>
          <table:table-cell office:value-type="string">
            <text:p>f 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string">
            <text:p>X^0</text:p>
          </table:table-cell>
          <table:table-cell office:value-type="string">
            <text:p>X</text:p>
          </table:table-cell>
          <table:table-cell office:value-type="string">
            <text:p>X^2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 table:number-columns-repeated="2"/>
          <table:table-cell office:value-type="string">
            <text:p>Curve Fit</text:p>
          </table:table-cell>
          <table:table-cell office:value-type="string">
            <text:p>Big O C''(N^2)</text:p>
          </table:table-cell>
          <table:table-cell office:value-type="string">
            <text:p>Big O – Simulated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>
            <text:p>1.00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[.G12]*[.G12]" office:value-type="float" office:value="0.0625">
            <text:p>0.06</text:p>
          </table:table-cell>
          <table:table-cell table:formula="of:=(RAND()*2-1)*[.$G$7]" office:value-type="float" office:value="-0.953874989412725">
            <text:p>-0.95</text:p>
          </table:table-cell>
          <table:table-cell table:formula="of:=[.$G$4]*[.F12]+[.$G$5]*[.G12]+[.$G$6]*[.H12]+[.I12]" office:value-type="float" office:value="0.733625010587275">
            <text:p>0.73</text:p>
          </table:table-cell>
          <table:table-cell table:number-columns-repeated="2"/>
          <table:table-cell table:formula="of:=[.$M$4]*[.F12]+[.$M$5]*[.G12]+[.$M$6]*[.H12]+[.I12]" office:value-type="float" office:value="0.868625010587275">
            <text:p>0.87</text:p>
          </table:table-cell>
          <table:table-cell table:formula="of:=[.H12] * [.$O$6]" office:value-type="float" office:value="0.21875">
            <text:p>0.22</text:p>
          </table:table-cell>
          <table:table-cell table:formula="of:=[.M12] * -1" office:value-type="float" office:value="-0.868625010587275">
            <text:p>-0.8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">
            <text:p>2.00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[.G13]*[.G13]" office:value-type="float" office:value="0.25">
            <text:p>0.25</text:p>
          </table:table-cell>
          <table:table-cell table:formula="of:=(RAND()*2-1)*[.$G$7]" office:value-type="float" office:value="0.438665871974081">
            <text:p>0.44</text:p>
          </table:table-cell>
          <table:table-cell table:formula="of:=[.$G$4]*[.F13]+[.$G$5]*[.G13]+[.$G$6]*[.H13]+[.I13]" office:value-type="float" office:value="3.18866587197408">
            <text:p>3.19</text:p>
          </table:table-cell>
          <table:table-cell table:number-columns-repeated="2"/>
          <table:table-cell table:formula="of:=[.$M$4]*[.F13]+[.$M$5]*[.G13]+[.$M$6]*[.H13]+[.I13]" office:value-type="float" office:value="3.31866587197408">
            <text:p>3.32</text:p>
          </table:table-cell>
          <table:table-cell table:formula="of:=[.H13] * [.$O$6]" office:value-type="float" office:value="0.875">
            <text:p>0.88</text:p>
          </table:table-cell>
          <table:table-cell table:formula="of:=[.M13] * -1" office:value-type="float" office:value="-3.31866587197408">
            <text:p>-3.3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">
            <text:p>3.00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[.G14]*[.G14]" office:value-type="float" office:value="0.5625">
            <text:p>0.56</text:p>
          </table:table-cell>
          <table:table-cell table:formula="of:=(RAND()*2-1)*[.$G$7]" office:value-type="float" office:value="-0.031037793494761">
            <text:p>-0.03</text:p>
          </table:table-cell>
          <table:table-cell table:formula="of:=[.$G$4]*[.F14]+[.$G$5]*[.G14]+[.$G$6]*[.H14]+[.I14]" office:value-type="float" office:value="4.15646220650524">
            <text:p>4.16</text:p>
          </table:table-cell>
          <table:table-cell table:number-columns-repeated="2"/>
          <table:table-cell table:formula="of:=[.$M$4]*[.F14]+[.$M$5]*[.G14]+[.$M$6]*[.H14]+[.I14]" office:value-type="float" office:value="4.28146220650524">
            <text:p>4.28</text:p>
          </table:table-cell>
          <table:table-cell table:formula="of:=[.H14] * [.$O$6]" office:value-type="float" office:value="1.96875">
            <text:p>1.97</text:p>
          </table:table-cell>
          <table:table-cell table:formula="of:=[.M14] * -1" office:value-type="float" office:value="-4.28146220650524">
            <text:p>-4.2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">
            <text:p>4.00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G15]*[.G15]" office:value-type="float" office:value="1">
            <text:p>1.00</text:p>
          </table:table-cell>
          <table:table-cell table:formula="of:=(RAND()*2-1)*[.$G$7]" office:value-type="float" office:value="0.708946608006954">
            <text:p>0.71</text:p>
          </table:table-cell>
          <table:table-cell table:formula="of:=[.$G$4]*[.F15]+[.$G$5]*[.G15]+[.$G$6]*[.H15]+[.I15]" office:value-type="float" office:value="6.70894660800695">
            <text:p>6.71</text:p>
          </table:table-cell>
          <table:table-cell table:number-columns-repeated="2"/>
          <table:table-cell table:formula="of:=[.$M$4]*[.F15]+[.$M$5]*[.G15]+[.$M$6]*[.H15]+[.I15]" office:value-type="float" office:value="6.82894660800695">
            <text:p>6.83</text:p>
          </table:table-cell>
          <table:table-cell table:formula="of:=[.H15] * [.$O$6]" office:value-type="float" office:value="3.5">
            <text:p>3.50</text:p>
          </table:table-cell>
          <table:table-cell table:formula="of:=[.M15] * -1" office:value-type="float" office:value="-6.82894660800695">
            <text:p>-6.8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5">
            <text:p>5.00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[.G16]*[.G16]" office:value-type="float" office:value="1.5625">
            <text:p>1.56</text:p>
          </table:table-cell>
          <table:table-cell table:formula="of:=(RAND()*2-1)*[.$G$7]" office:value-type="float" office:value="0.216565288137645">
            <text:p>0.22</text:p>
          </table:table-cell>
          <table:table-cell table:formula="of:=[.$G$4]*[.F16]+[.$G$5]*[.G16]+[.$G$6]*[.H16]+[.I16]" office:value-type="float" office:value="8.40406528813764">
            <text:p>8.40</text:p>
          </table:table-cell>
          <table:table-cell table:number-columns-repeated="2"/>
          <table:table-cell table:formula="of:=[.$M$4]*[.F16]+[.$M$5]*[.G16]+[.$M$6]*[.H16]+[.I16]" office:value-type="float" office:value="8.51906528813765">
            <text:p>8.52</text:p>
          </table:table-cell>
          <table:table-cell table:formula="of:=[.H16] * [.$O$6]" office:value-type="float" office:value="5.46875">
            <text:p>5.47</text:p>
          </table:table-cell>
          <table:table-cell table:formula="of:=[.M16] * -1" office:value-type="float" office:value="-8.51906528813765">
            <text:p>-8.5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6">
            <text:p>6.00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[.G17]*[.G17]" office:value-type="float" office:value="2.25">
            <text:p>2.25</text:p>
          </table:table-cell>
          <table:table-cell table:formula="of:=(RAND()*2-1)*[.$G$7]" office:value-type="float" office:value="-0.992928856052458">
            <text:p>-0.99</text:p>
          </table:table-cell>
          <table:table-cell table:formula="of:=[.$G$4]*[.F17]+[.$G$5]*[.G17]+[.$G$6]*[.H17]+[.I17]" office:value-type="float" office:value="9.75707114394754">
            <text:p>9.76</text:p>
          </table:table-cell>
          <table:table-cell table:number-columns-repeated="2"/>
          <table:table-cell table:formula="of:=[.$M$4]*[.F17]+[.$M$5]*[.G17]+[.$M$6]*[.H17]+[.I17]" office:value-type="float" office:value="9.86707114394754">
            <text:p>9.87</text:p>
          </table:table-cell>
          <table:table-cell table:formula="of:=[.H17] * [.$O$6]" office:value-type="float" office:value="7.875">
            <text:p>7.88</text:p>
          </table:table-cell>
          <table:table-cell table:formula="of:=[.M17] * -1" office:value-type="float" office:value="-9.86707114394754">
            <text:p>-9.8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7">
            <text:p>7.00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[.G18]*[.G18]" office:value-type="float" office:value="3.0625">
            <text:p>3.06</text:p>
          </table:table-cell>
          <table:table-cell table:formula="of:=(RAND()*2-1)*[.$G$7]" office:value-type="float" office:value="-0.655319248791784">
            <text:p>-0.66</text:p>
          </table:table-cell>
          <table:table-cell table:formula="of:=[.$G$4]*[.F18]+[.$G$5]*[.G18]+[.$G$6]*[.H18]+[.I18]" office:value-type="float" office:value="13.0321807512082">
            <text:p>13.03</text:p>
          </table:table-cell>
          <table:table-cell table:number-columns-repeated="2"/>
          <table:table-cell table:formula="of:=[.$M$4]*[.F18]+[.$M$5]*[.G18]+[.$M$6]*[.H18]+[.I18]" office:value-type="float" office:value="13.1371807512082">
            <text:p>13.14</text:p>
          </table:table-cell>
          <table:table-cell table:formula="of:=[.H18] * [.$O$6]" office:value-type="float" office:value="10.71875">
            <text:p>10.72</text:p>
          </table:table-cell>
          <table:table-cell table:formula="of:=[.M18] * -1" office:value-type="float" office:value="-13.1371807512082">
            <text:p>-13.1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8">
            <text:p>8.00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[.G19]*[.G19]" office:value-type="float" office:value="4">
            <text:p>4.00</text:p>
          </table:table-cell>
          <table:table-cell table:formula="of:=(RAND()*2-1)*[.$G$7]" office:value-type="float" office:value="0.641531713772565">
            <text:p>0.64</text:p>
          </table:table-cell>
          <table:table-cell table:formula="of:=[.$G$4]*[.F19]+[.$G$5]*[.G19]+[.$G$6]*[.H19]+[.I19]" office:value-type="float" office:value="17.6415317137726">
            <text:p>17.64</text:p>
          </table:table-cell>
          <table:table-cell table:number-columns-repeated="2"/>
          <table:table-cell table:formula="of:=[.$M$4]*[.F19]+[.$M$5]*[.G19]+[.$M$6]*[.H19]+[.I19]" office:value-type="float" office:value="17.7415317137726">
            <text:p>17.74</text:p>
          </table:table-cell>
          <table:table-cell table:formula="of:=[.H19] * [.$O$6]" office:value-type="float" office:value="14">
            <text:p>14.00</text:p>
          </table:table-cell>
          <table:table-cell table:formula="of:=[.M19] * -1" office:value-type="float" office:value="-17.7415317137726">
            <text:p>-17.7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">
            <text:p>9.00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[.G20]*[.G20]" office:value-type="float" office:value="5.0625">
            <text:p>5.06</text:p>
          </table:table-cell>
          <table:table-cell table:formula="of:=(RAND()*2-1)*[.$G$7]" office:value-type="float" office:value="0.968788349535316">
            <text:p>0.97</text:p>
          </table:table-cell>
          <table:table-cell table:formula="of:=[.$G$4]*[.F20]+[.$G$5]*[.G20]+[.$G$6]*[.H20]+[.I20]" office:value-type="float" office:value="21.6562883495353">
            <text:p>21.66</text:p>
          </table:table-cell>
          <table:table-cell table:number-columns-repeated="2"/>
          <table:table-cell table:formula="of:=[.$M$4]*[.F20]+[.$M$5]*[.G20]+[.$M$6]*[.H20]+[.I20]" office:value-type="float" office:value="21.7512883495353">
            <text:p>21.75</text:p>
          </table:table-cell>
          <table:table-cell table:formula="of:=[.H20] * [.$O$6]" office:value-type="float" office:value="17.71875">
            <text:p>17.72</text:p>
          </table:table-cell>
          <table:table-cell table:formula="of:=[.M20] * -1" office:value-type="float" office:value="-21.7512883495353">
            <text:p>-21.7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">
            <text:p>10.0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[.G21]*[.G21]" office:value-type="float" office:value="6.25">
            <text:p>6.25</text:p>
          </table:table-cell>
          <table:table-cell table:formula="of:=(RAND()*2-1)*[.$G$7]" office:value-type="float" office:value="0.296975443605334">
            <text:p>0.30</text:p>
          </table:table-cell>
          <table:table-cell table:formula="of:=[.$G$4]*[.F21]+[.$G$5]*[.G21]+[.$G$6]*[.H21]+[.I21]" office:value-type="float" office:value="25.0469754436053">
            <text:p>25.05</text:p>
          </table:table-cell>
          <table:table-cell table:number-columns-repeated="2"/>
          <table:table-cell table:formula="of:=[.$M$4]*[.F21]+[.$M$5]*[.G21]+[.$M$6]*[.H21]+[.I21]" office:value-type="float" office:value="25.1369754436053">
            <text:p>25.14</text:p>
          </table:table-cell>
          <table:table-cell table:formula="of:=[.H21] * [.$O$6]" office:value-type="float" office:value="21.875">
            <text:p>21.88</text:p>
          </table:table-cell>
          <table:table-cell table:formula="of:=[.M21] * -1" office:value-type="float" office:value="-25.1369754436053">
            <text:p>-25.1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1">
            <text:p>11.00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[.G22]*[.G22]" office:value-type="float" office:value="7.5625">
            <text:p>7.56</text:p>
          </table:table-cell>
          <table:table-cell table:formula="of:=(RAND()*2-1)*[.$G$7]" office:value-type="float" office:value="-0.840226913802326">
            <text:p>-0.84</text:p>
          </table:table-cell>
          <table:table-cell table:formula="of:=[.$G$4]*[.F22]+[.$G$5]*[.G22]+[.$G$6]*[.H22]+[.I22]" office:value-type="float" office:value="28.3472730861977">
            <text:p>28.35</text:p>
          </table:table-cell>
          <table:table-cell table:number-columns-repeated="2"/>
          <table:table-cell table:formula="of:=[.$M$4]*[.F22]+[.$M$5]*[.G22]+[.$M$6]*[.H22]+[.I22]" office:value-type="float" office:value="28.4322730861977">
            <text:p>28.43</text:p>
          </table:table-cell>
          <table:table-cell table:formula="of:=[.H22] * [.$O$6]" office:value-type="float" office:value="26.46875">
            <text:p>26.47</text:p>
          </table:table-cell>
          <table:table-cell table:formula="of:=[.M22] * -1" office:value-type="float" office:value="-28.4322730861977">
            <text:p>-28.4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2">
            <text:p>12.00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[.G23]*[.G23]" office:value-type="float" office:value="9">
            <text:p>9.00</text:p>
          </table:table-cell>
          <table:table-cell table:formula="of:=(RAND()*2-1)*[.$G$7]" office:value-type="float" office:value="-0.597746079321951">
            <text:p>-0.60</text:p>
          </table:table-cell>
          <table:table-cell table:formula="of:=[.$G$4]*[.F23]+[.$G$5]*[.G23]+[.$G$6]*[.H23]+[.I23]" office:value-type="float" office:value="33.402253920678">
            <text:p>33.40</text:p>
          </table:table-cell>
          <table:table-cell table:number-columns-repeated="2"/>
          <table:table-cell table:formula="of:=[.$M$4]*[.F23]+[.$M$5]*[.G23]+[.$M$6]*[.H23]+[.I23]" office:value-type="float" office:value="33.482253920678">
            <text:p>33.48</text:p>
          </table:table-cell>
          <table:table-cell table:formula="of:=[.H23] * [.$O$6]" office:value-type="float" office:value="31.5">
            <text:p>31.50</text:p>
          </table:table-cell>
          <table:table-cell table:formula="of:=[.M23] * -1" office:value-type="float" office:value="-33.482253920678">
            <text:p>-33.4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3">
            <text:p>13.00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[.G24]*[.G24]" office:value-type="float" office:value="10.5625">
            <text:p>10.56</text:p>
          </table:table-cell>
          <table:table-cell table:formula="of:=(RAND()*2-1)*[.$G$7]" office:value-type="float" office:value="0.537341092713177">
            <text:p>0.54</text:p>
          </table:table-cell>
          <table:table-cell table:formula="of:=[.$G$4]*[.F24]+[.$G$5]*[.G24]+[.$G$6]*[.H24]+[.I24]" office:value-type="float" office:value="39.7248410927132">
            <text:p>39.72</text:p>
          </table:table-cell>
          <table:table-cell table:number-columns-repeated="2"/>
          <table:table-cell table:formula="of:=[.$M$4]*[.F24]+[.$M$5]*[.G24]+[.$M$6]*[.H24]+[.I24]" office:value-type="float" office:value="39.7998410927132">
            <text:p>39.80</text:p>
          </table:table-cell>
          <table:table-cell table:formula="of:=[.H24] * [.$O$6]" office:value-type="float" office:value="36.96875">
            <text:p>36.97</text:p>
          </table:table-cell>
          <table:table-cell table:formula="of:=[.M24] * -1" office:value-type="float" office:value="-39.7998410927132">
            <text:p>-39.8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4">
            <text:p>14.00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[.G25]*[.G25]" office:value-type="float" office:value="12.25">
            <text:p>12.25</text:p>
          </table:table-cell>
          <table:table-cell table:formula="of:=(RAND()*2-1)*[.$G$7]" office:value-type="float" office:value="0.502060471102595">
            <text:p>0.50</text:p>
          </table:table-cell>
          <table:table-cell table:formula="of:=[.$G$4]*[.F25]+[.$G$5]*[.G25]+[.$G$6]*[.H25]+[.I25]" office:value-type="float" office:value="45.2520604711026">
            <text:p>45.25</text:p>
          </table:table-cell>
          <table:table-cell table:number-columns-repeated="2"/>
          <table:table-cell table:formula="of:=[.$M$4]*[.F25]+[.$M$5]*[.G25]+[.$M$6]*[.H25]+[.I25]" office:value-type="float" office:value="45.3220604711026">
            <text:p>45.32</text:p>
          </table:table-cell>
          <table:table-cell table:formula="of:=[.H25] * [.$O$6]" office:value-type="float" office:value="42.875">
            <text:p>42.88</text:p>
          </table:table-cell>
          <table:table-cell table:formula="of:=[.M25] * -1" office:value-type="float" office:value="-45.3220604711026">
            <text:p>-45.3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5">
            <text:p>15.00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[.G26]*[.G26]" office:value-type="float" office:value="14.0625">
            <text:p>14.06</text:p>
          </table:table-cell>
          <table:table-cell table:formula="of:=(RAND()*2-1)*[.$G$7]" office:value-type="float" office:value="-0.494509377051145">
            <text:p>-0.49</text:p>
          </table:table-cell>
          <table:table-cell table:formula="of:=[.$G$4]*[.F26]+[.$G$5]*[.G26]+[.$G$6]*[.H26]+[.I26]" office:value-type="float" office:value="50.1929906229489">
            <text:p>50.19</text:p>
          </table:table-cell>
          <table:table-cell table:number-columns-repeated="2"/>
          <table:table-cell table:formula="of:=[.$M$4]*[.F26]+[.$M$5]*[.G26]+[.$M$6]*[.H26]+[.I26]" office:value-type="float" office:value="50.2579906229489">
            <text:p>50.26</text:p>
          </table:table-cell>
          <table:table-cell table:formula="of:=[.H26] * [.$O$6]" office:value-type="float" office:value="49.21875">
            <text:p>49.22</text:p>
          </table:table-cell>
          <table:table-cell table:formula="of:=[.M26] * -1" office:value-type="float" office:value="-50.2579906229489">
            <text:p>-50.2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6">
            <text:p>16.00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[.G27]*[.G27]" office:value-type="float" office:value="16">
            <text:p>16.00</text:p>
          </table:table-cell>
          <table:table-cell table:formula="of:=(RAND()*2-1)*[.$G$7]" office:value-type="float" office:value="0.635157146025449">
            <text:p>0.64</text:p>
          </table:table-cell>
          <table:table-cell table:formula="of:=[.$G$4]*[.F27]+[.$G$5]*[.G27]+[.$G$6]*[.H27]+[.I27]" office:value-type="float" office:value="57.6351571460255">
            <text:p>57.64</text:p>
          </table:table-cell>
          <table:table-cell table:number-columns-repeated="2"/>
          <table:table-cell table:formula="of:=[.$M$4]*[.F27]+[.$M$5]*[.G27]+[.$M$6]*[.H27]+[.I27]" office:value-type="float" office:value="57.6951571460255">
            <text:p>57.70</text:p>
          </table:table-cell>
          <table:table-cell table:formula="of:=[.H27] * [.$O$6]" office:value-type="float" office:value="56">
            <text:p>56.00</text:p>
          </table:table-cell>
          <table:table-cell table:formula="of:=[.M27] * -1" office:value-type="float" office:value="-57.6951571460255">
            <text:p>-57.7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7">
            <text:p>17.00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[.G28]*[.G28]" office:value-type="float" office:value="18.0625">
            <text:p>18.06</text:p>
          </table:table-cell>
          <table:table-cell table:formula="of:=(RAND()*2-1)*[.$G$7]" office:value-type="float" office:value="0.0570975593291223">
            <text:p>0.06</text:p>
          </table:table-cell>
          <table:table-cell table:formula="of:=[.$G$4]*[.F28]+[.$G$5]*[.G28]+[.$G$6]*[.H28]+[.I28]" office:value-type="float" office:value="63.7445975593291">
            <text:p>63.74</text:p>
          </table:table-cell>
          <table:table-cell table:number-columns-repeated="2"/>
          <table:table-cell table:formula="of:=[.$M$4]*[.F28]+[.$M$5]*[.G28]+[.$M$6]*[.H28]+[.I28]" office:value-type="float" office:value="63.7995975593291">
            <text:p>63.80</text:p>
          </table:table-cell>
          <table:table-cell table:formula="of:=[.H28] * [.$O$6]" office:value-type="float" office:value="63.21875">
            <text:p>63.22</text:p>
          </table:table-cell>
          <table:table-cell table:formula="of:=[.M28] * -1" office:value-type="float" office:value="-63.7995975593291">
            <text:p>-63.8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8">
            <text:p>18.00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[.G29]*[.G29]" office:value-type="float" office:value="20.25">
            <text:p>20.25</text:p>
          </table:table-cell>
          <table:table-cell table:formula="of:=(RAND()*2-1)*[.$G$7]" office:value-type="float" office:value="0.675179676152766">
            <text:p>0.68</text:p>
          </table:table-cell>
          <table:table-cell table:formula="of:=[.$G$4]*[.F29]+[.$G$5]*[.G29]+[.$G$6]*[.H29]+[.I29]" office:value-type="float" office:value="71.4251796761528">
            <text:p>71.43</text:p>
          </table:table-cell>
          <table:table-cell table:number-columns-repeated="2"/>
          <table:table-cell table:formula="of:=[.$M$4]*[.F29]+[.$M$5]*[.G29]+[.$M$6]*[.H29]+[.I29]" office:value-type="float" office:value="71.4751796761528">
            <text:p>71.48</text:p>
          </table:table-cell>
          <table:table-cell table:formula="of:=[.H29] * [.$O$6]" office:value-type="float" office:value="70.875">
            <text:p>70.88</text:p>
          </table:table-cell>
          <table:table-cell table:formula="of:=[.M29] * -1" office:value-type="float" office:value="-71.4751796761528">
            <text:p>-71.4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9">
            <text:p>19.00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[.G30]*[.G30]" office:value-type="float" office:value="22.5625">
            <text:p>22.56</text:p>
          </table:table-cell>
          <table:table-cell table:formula="of:=(RAND()*2-1)*[.$G$7]" office:value-type="float" office:value="-0.46198046579957">
            <text:p>-0.46</text:p>
          </table:table-cell>
          <table:table-cell table:formula="of:=[.$G$4]*[.F30]+[.$G$5]*[.G30]+[.$G$6]*[.H30]+[.I30]" office:value-type="float" office:value="77.7255195342004">
            <text:p>77.73</text:p>
          </table:table-cell>
          <table:table-cell table:number-columns-repeated="2"/>
          <table:table-cell table:formula="of:=[.$M$4]*[.F30]+[.$M$5]*[.G30]+[.$M$6]*[.H30]+[.I30]" office:value-type="float" office:value="77.7705195342004">
            <text:p>77.77</text:p>
          </table:table-cell>
          <table:table-cell table:formula="of:=[.H30] * [.$O$6]" office:value-type="float" office:value="78.96875">
            <text:p>78.97</text:p>
          </table:table-cell>
          <table:table-cell table:formula="of:=[.M30] * -1" office:value-type="float" office:value="-77.7705195342004">
            <text:p>-77.7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0">
            <text:p>20.0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[.G31]*[.G31]" office:value-type="float" office:value="25">
            <text:p>25.00</text:p>
          </table:table-cell>
          <table:table-cell table:formula="of:=(RAND()*2-1)*[.$G$7]" office:value-type="float" office:value="0.0301491697318852">
            <text:p>0.03</text:p>
          </table:table-cell>
          <table:table-cell table:formula="of:=[.$G$4]*[.F31]+[.$G$5]*[.G31]+[.$G$6]*[.H31]+[.I31]" office:value-type="float" office:value="86.0301491697319">
            <text:p>86.03</text:p>
          </table:table-cell>
          <table:table-cell table:number-columns-repeated="2"/>
          <table:table-cell table:formula="of:=[.$M$4]*[.F31]+[.$M$5]*[.G31]+[.$M$6]*[.H31]+[.I31]" office:value-type="float" office:value="86.0701491697319">
            <text:p>86.07</text:p>
          </table:table-cell>
          <table:table-cell table:formula="of:=[.H31] * [.$O$6]" office:value-type="float" office:value="87.5">
            <text:p>87.50</text:p>
          </table:table-cell>
          <table:table-cell table:formula="of:=[.M31] * -1" office:value-type="float" office:value="-86.0701491697319">
            <text:p>-86.0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1">
            <text:p>21.00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[.G32]*[.G32]" office:value-type="float" office:value="36">
            <text:p>36.00</text:p>
          </table:table-cell>
          <table:table-cell table:formula="of:=(RAND()*2-1)*[.$G$7]" office:value-type="float" office:value="0.906778536736965">
            <text:p>0.91</text:p>
          </table:table-cell>
          <table:table-cell table:formula="of:=[.$G$4]*[.F32]+[.$G$5]*[.G32]+[.$G$6]*[.H32]+[.I32]" office:value-type="float" office:value="121.906778536737">
            <text:p>121.91</text:p>
          </table:table-cell>
          <table:table-cell table:number-columns-repeated="2"/>
          <table:table-cell table:formula="of:=[.$M$4]*[.F32]+[.$M$5]*[.G32]+[.$M$6]*[.H32]+[.I32]" office:value-type="float" office:value="121.926778536737">
            <text:p>121.93</text:p>
          </table:table-cell>
          <table:table-cell table:formula="of:=[.H32] * [.$O$6]" office:value-type="float" office:value="126">
            <text:p>126.00</text:p>
          </table:table-cell>
          <table:table-cell table:formula="of:=[.M32] * -1" office:value-type="float" office:value="-121.926778536737">
            <text:p>-121.9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2">
            <text:p>22.00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[.G33]*[.G33]" office:value-type="float" office:value="49">
            <text:p>49.00</text:p>
          </table:table-cell>
          <table:table-cell table:formula="of:=(RAND()*2-1)*[.$G$7]" office:value-type="float" office:value="-0.60052472865209">
            <text:p>-0.60</text:p>
          </table:table-cell>
          <table:table-cell table:formula="of:=[.$G$4]*[.F33]+[.$G$5]*[.G33]+[.$G$6]*[.H33]+[.I33]" office:value-type="float" office:value="161.399475271348">
            <text:p>161.40</text:p>
          </table:table-cell>
          <table:table-cell table:number-columns-repeated="2"/>
          <table:table-cell table:formula="of:=[.$M$4]*[.F33]+[.$M$5]*[.G33]+[.$M$6]*[.H33]+[.I33]" office:value-type="float" office:value="161.399475271348">
            <text:p>161.40</text:p>
          </table:table-cell>
          <table:table-cell table:formula="of:=[.H33] * [.$O$6]" office:value-type="float" office:value="171.5">
            <text:p>171.50</text:p>
          </table:table-cell>
          <table:table-cell table:formula="of:=[.M33] * -1" office:value-type="float" office:value="-161.399475271348">
            <text:p>-161.4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3">
            <text:p>23.00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[.G34]*[.G34]" office:value-type="float" office:value="64">
            <text:p>64.00</text:p>
          </table:table-cell>
          <table:table-cell table:formula="of:=(RAND()*2-1)*[.$G$7]" office:value-type="float" office:value="-0.464289001654834">
            <text:p>-0.46</text:p>
          </table:table-cell>
          <table:table-cell table:formula="of:=[.$G$4]*[.F34]+[.$G$5]*[.G34]+[.$G$6]*[.H34]+[.I34]" office:value-type="float" office:value="208.535710998345">
            <text:p>208.54</text:p>
          </table:table-cell>
          <table:table-cell table:number-columns-repeated="2"/>
          <table:table-cell table:formula="of:=[.$M$4]*[.F34]+[.$M$5]*[.G34]+[.$M$6]*[.H34]+[.I34]" office:value-type="float" office:value="208.515710998345">
            <text:p>208.52</text:p>
          </table:table-cell>
          <table:table-cell table:formula="of:=[.H34] * [.$O$6]" office:value-type="float" office:value="224">
            <text:p>224.00</text:p>
          </table:table-cell>
          <table:table-cell table:formula="of:=[.M34] * -1" office:value-type="float" office:value="-208.515710998345">
            <text:p>-208.5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4">
            <text:p>24.00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[.G35]*[.G35]" office:value-type="float" office:value="81">
            <text:p>81.00</text:p>
          </table:table-cell>
          <table:table-cell table:formula="of:=(RAND()*2-1)*[.$G$7]" office:value-type="float" office:value="0.270421144552529">
            <text:p>0.27</text:p>
          </table:table-cell>
          <table:table-cell table:formula="of:=[.$G$4]*[.F35]+[.$G$5]*[.G35]+[.$G$6]*[.H35]+[.I35]" office:value-type="float" office:value="262.270421144553">
            <text:p>262.27</text:p>
          </table:table-cell>
          <table:table-cell table:number-columns-repeated="2"/>
          <table:table-cell table:formula="of:=[.$M$4]*[.F35]+[.$M$5]*[.G35]+[.$M$6]*[.H35]+[.I35]" office:value-type="float" office:value="262.230421144553">
            <text:p>262.23</text:p>
          </table:table-cell>
          <table:table-cell table:formula="of:=[.H35] * [.$O$6]" office:value-type="float" office:value="283.5">
            <text:p>283.50</text:p>
          </table:table-cell>
          <table:table-cell table:formula="of:=[.M35] * -1" office:value-type="float" office:value="-262.230421144553">
            <text:p>-262.2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5">
            <text:p>25.00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[.G36]*[.G36]" office:value-type="float" office:value="100">
            <text:p>100.00</text:p>
          </table:table-cell>
          <table:table-cell table:formula="of:=(RAND()*2-1)*[.$G$7]" office:value-type="float" office:value="0.406821946147829">
            <text:p>0.41</text:p>
          </table:table-cell>
          <table:table-cell table:formula="of:=[.$G$4]*[.F36]+[.$G$5]*[.G36]+[.$G$6]*[.H36]+[.I36]" office:value-type="float" office:value="321.406821946148">
            <text:p>321.41</text:p>
          </table:table-cell>
          <table:table-cell table:number-columns-repeated="2"/>
          <table:table-cell table:formula="of:=[.$M$4]*[.F36]+[.$M$5]*[.G36]+[.$M$6]*[.H36]+[.I36]" office:value-type="float" office:value="321.346821946148">
            <text:p>321.35</text:p>
          </table:table-cell>
          <table:table-cell table:formula="of:=[.H36] * [.$O$6]" office:value-type="float" office:value="350">
            <text:p>350.00</text:p>
          </table:table-cell>
          <table:table-cell table:formula="of:=[.M36] * -1" office:value-type="float" office:value="-321.346821946148">
            <text:p>-321.3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6">
            <text:p>26.00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[.G37]*[.G37]" office:value-type="float" office:value="121">
            <text:p>121.00</text:p>
          </table:table-cell>
          <table:table-cell table:formula="of:=(RAND()*2-1)*[.$G$7]" office:value-type="float" office:value="-0.875767680350691">
            <text:p>-0.88</text:p>
          </table:table-cell>
          <table:table-cell table:formula="of:=[.$G$4]*[.F37]+[.$G$5]*[.G37]+[.$G$6]*[.H37]+[.I37]" office:value-type="float" office:value="385.124232319649">
            <text:p>385.12</text:p>
          </table:table-cell>
          <table:table-cell table:number-columns-repeated="2"/>
          <table:table-cell table:formula="of:=[.$M$4]*[.F37]+[.$M$5]*[.G37]+[.$M$6]*[.H37]+[.I37]" office:value-type="float" office:value="385.044232319649">
            <text:p>385.04</text:p>
          </table:table-cell>
          <table:table-cell table:formula="of:=[.H37] * [.$O$6]" office:value-type="float" office:value="423.5">
            <text:p>423.50</text:p>
          </table:table-cell>
          <table:table-cell table:formula="of:=[.M37] * -1" office:value-type="float" office:value="-385.044232319649">
            <text:p>-385.0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7">
            <text:p>27.00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G38]*[.G38]" office:value-type="float" office:value="144">
            <text:p>144.00</text:p>
          </table:table-cell>
          <table:table-cell table:formula="of:=(RAND()*2-1)*[.$G$7]" office:value-type="float" office:value="-0.612763721495867">
            <text:p>-0.61</text:p>
          </table:table-cell>
          <table:table-cell table:formula="of:=[.$G$4]*[.F38]+[.$G$5]*[.G38]+[.$G$6]*[.H38]+[.I38]" office:value-type="float" office:value="456.387236278504">
            <text:p>456.39</text:p>
          </table:table-cell>
          <table:table-cell table:number-columns-repeated="2"/>
          <table:table-cell table:formula="of:=[.$M$4]*[.F38]+[.$M$5]*[.G38]+[.$M$6]*[.H38]+[.I38]" office:value-type="float" office:value="456.287236278504">
            <text:p>456.29</text:p>
          </table:table-cell>
          <table:table-cell table:formula="of:=[.H38] * [.$O$6]" office:value-type="float" office:value="504">
            <text:p>504.00</text:p>
          </table:table-cell>
          <table:table-cell table:formula="of:=[.M38] * -1" office:value-type="float" office:value="-456.287236278504">
            <text:p>-456.2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8">
            <text:p>28.00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[.G39]*[.G39]" office:value-type="float" office:value="169">
            <text:p>169.00</text:p>
          </table:table-cell>
          <table:table-cell table:formula="of:=(RAND()*2-1)*[.$G$7]" office:value-type="float" office:value="-0.929541773162782">
            <text:p>-0.93</text:p>
          </table:table-cell>
          <table:table-cell table:formula="of:=[.$G$4]*[.F39]+[.$G$5]*[.G39]+[.$G$6]*[.H39]+[.I39]" office:value-type="float" office:value="533.070458226837">
            <text:p>533.07</text:p>
          </table:table-cell>
          <table:table-cell table:number-columns-repeated="2"/>
          <table:table-cell table:formula="of:=[.$M$4]*[.F39]+[.$M$5]*[.G39]+[.$M$6]*[.H39]+[.I39]" office:value-type="float" office:value="532.950458226837">
            <text:p>532.95</text:p>
          </table:table-cell>
          <table:table-cell table:formula="of:=[.H39] * [.$O$6]" office:value-type="float" office:value="591.5">
            <text:p>591.50</text:p>
          </table:table-cell>
          <table:table-cell table:formula="of:=[.M39] * -1" office:value-type="float" office:value="-532.950458226837">
            <text:p>-532.9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9">
            <text:p>29.00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G40]*[.G40]" office:value-type="float" office:value="196">
            <text:p>196.00</text:p>
          </table:table-cell>
          <table:table-cell table:formula="of:=(RAND()*2-1)*[.$G$7]" office:value-type="float" office:value="-0.133689928334206">
            <text:p>-0.13</text:p>
          </table:table-cell>
          <table:table-cell table:formula="of:=[.$G$4]*[.F40]+[.$G$5]*[.G40]+[.$G$6]*[.H40]+[.I40]" office:value-type="float" office:value="616.866310071666">
            <text:p>616.87</text:p>
          </table:table-cell>
          <table:table-cell table:number-columns-repeated="2"/>
          <table:table-cell table:formula="of:=[.$M$4]*[.F40]+[.$M$5]*[.G40]+[.$M$6]*[.H40]+[.I40]" office:value-type="float" office:value="616.726310071666">
            <text:p>616.73</text:p>
          </table:table-cell>
          <table:table-cell table:formula="of:=[.H40] * [.$O$6]" office:value-type="float" office:value="686">
            <text:p>686.00</text:p>
          </table:table-cell>
          <table:table-cell table:formula="of:=[.M40] * -1" office:value-type="float" office:value="-616.726310071666">
            <text:p>-616.7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0">
            <text:p>30.0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[.G41]*[.G41]" office:value-type="float" office:value="225">
            <text:p>225.00</text:p>
          </table:table-cell>
          <table:table-cell table:formula="of:=(RAND()*2-1)*[.$G$7]" office:value-type="float" office:value="-0.905729098711163">
            <text:p>-0.91</text:p>
          </table:table-cell>
          <table:table-cell table:formula="of:=[.$G$4]*[.F41]+[.$G$5]*[.G41]+[.$G$6]*[.H41]+[.I41]" office:value-type="float" office:value="705.094270901289">
            <text:p>705.09</text:p>
          </table:table-cell>
          <table:table-cell table:number-columns-repeated="2"/>
          <table:table-cell table:formula="of:=[.$M$4]*[.F41]+[.$M$5]*[.G41]+[.$M$6]*[.H41]+[.I41]" office:value-type="float" office:value="704.934270901289">
            <text:p>704.93</text:p>
          </table:table-cell>
          <table:table-cell table:formula="of:=[.H41] * [.$O$6]" office:value-type="float" office:value="787.5">
            <text:p>787.50</text:p>
          </table:table-cell>
          <table:table-cell table:formula="of:=[.M41] * -1" office:value-type="float" office:value="-704.934270901289">
            <text:p>-704.9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1">
            <text:p>31.00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G42]*[.G42]" office:value-type="float" office:value="256">
            <text:p>256.00</text:p>
          </table:table-cell>
          <table:table-cell table:formula="of:=(RAND()*2-1)*[.$G$7]" office:value-type="float" office:value="-0.230449938215315">
            <text:p>-0.23</text:p>
          </table:table-cell>
          <table:table-cell table:formula="of:=[.$G$4]*[.F42]+[.$G$5]*[.G42]+[.$G$6]*[.H42]+[.I42]" office:value-type="float" office:value="800.769550061785">
            <text:p>800.77</text:p>
          </table:table-cell>
          <table:table-cell table:number-columns-repeated="2"/>
          <table:table-cell table:formula="of:=[.$M$4]*[.F42]+[.$M$5]*[.G42]+[.$M$6]*[.H42]+[.I42]" office:value-type="float" office:value="800.589550061785">
            <text:p>800.59</text:p>
          </table:table-cell>
          <table:table-cell table:formula="of:=[.H42] * [.$O$6]" office:value-type="float" office:value="896">
            <text:p>896.00</text:p>
          </table:table-cell>
          <table:table-cell table:formula="of:=[.M42] * -1" office:value-type="float" office:value="-800.589550061785">
            <text:p>-800.5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2">
            <text:p>32.00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[.G43]*[.G43]" office:value-type="float" office:value="289">
            <text:p>289.00</text:p>
          </table:table-cell>
          <table:table-cell table:formula="of:=(RAND()*2-1)*[.$G$7]" office:value-type="float" office:value="-0.744536149315536">
            <text:p>-0.74</text:p>
          </table:table-cell>
          <table:table-cell table:formula="of:=[.$G$4]*[.F43]+[.$G$5]*[.G43]+[.$G$6]*[.H43]+[.I43]" office:value-type="float" office:value="901.255463850685">
            <text:p>901.26</text:p>
          </table:table-cell>
          <table:table-cell table:number-columns-repeated="2"/>
          <table:table-cell table:formula="of:=[.$M$4]*[.F43]+[.$M$5]*[.G43]+[.$M$6]*[.H43]+[.I43]" office:value-type="float" office:value="901.055463850685">
            <text:p>901.06</text:p>
          </table:table-cell>
          <table:table-cell table:formula="of:=[.H43] * [.$O$6]" office:value-type="float" office:value="1011.5">
            <text:p>1011.50</text:p>
          </table:table-cell>
          <table:table-cell table:formula="of:=[.M43] * -1" office:value-type="float" office:value="-901.055463850685">
            <text:p>-901.0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3">
            <text:p>33.00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[.G44]*[.G44]" office:value-type="float" office:value="324">
            <text:p>324.00</text:p>
          </table:table-cell>
          <table:table-cell table:formula="of:=(RAND()*2-1)*[.$G$7]" office:value-type="float" office:value="-0.365365878213197">
            <text:p>-0.37</text:p>
          </table:table-cell>
          <table:table-cell table:formula="of:=[.$G$4]*[.F44]+[.$G$5]*[.G44]+[.$G$6]*[.H44]+[.I44]" office:value-type="float" office:value="1008.63463412179">
            <text:p>1008.63</text:p>
          </table:table-cell>
          <table:table-cell table:number-columns-repeated="2"/>
          <table:table-cell table:formula="of:=[.$M$4]*[.F44]+[.$M$5]*[.G44]+[.$M$6]*[.H44]+[.I44]" office:value-type="float" office:value="1008.41463412179">
            <text:p>1008.41</text:p>
          </table:table-cell>
          <table:table-cell table:formula="of:=[.H44] * [.$O$6]" office:value-type="float" office:value="1134">
            <text:p>1134.00</text:p>
          </table:table-cell>
          <table:table-cell table:formula="of:=[.M44] * -1" office:value-type="float" office:value="-1008.41463412179">
            <text:p>-1008.4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4">
            <text:p>34.00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[.G45]*[.G45]" office:value-type="float" office:value="361">
            <text:p>361.00</text:p>
          </table:table-cell>
          <table:table-cell table:formula="of:=(RAND()*2-1)*[.$G$7]" office:value-type="float" office:value="0.0877796201966703">
            <text:p>0.09</text:p>
          </table:table-cell>
          <table:table-cell table:formula="of:=[.$G$4]*[.F45]+[.$G$5]*[.G45]+[.$G$6]*[.H45]+[.I45]" office:value-type="float" office:value="1122.0877796202">
            <text:p>1122.09</text:p>
          </table:table-cell>
          <table:table-cell table:number-columns-repeated="2"/>
          <table:table-cell table:formula="of:=[.$M$4]*[.F45]+[.$M$5]*[.G45]+[.$M$6]*[.H45]+[.I45]" office:value-type="float" office:value="1121.8477796202">
            <text:p>1121.85</text:p>
          </table:table-cell>
          <table:table-cell table:formula="of:=[.H45] * [.$O$6]" office:value-type="float" office:value="1263.5">
            <text:p>1263.50</text:p>
          </table:table-cell>
          <table:table-cell table:formula="of:=[.M45] * -1" office:value-type="float" office:value="-1121.8477796202">
            <text:p>-1121.8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5">
            <text:p>35.00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[.G46]*[.G46]" office:value-type="float" office:value="400">
            <text:p>400.00</text:p>
          </table:table-cell>
          <table:table-cell table:formula="of:=(RAND()*2-1)*[.$G$7]" office:value-type="float" office:value="-0.200048207305372">
            <text:p>-0.20</text:p>
          </table:table-cell>
          <table:table-cell table:formula="of:=[.$G$4]*[.F46]+[.$G$5]*[.G46]+[.$G$6]*[.H46]+[.I46]" office:value-type="float" office:value="1240.79995179269">
            <text:p>1240.80</text:p>
          </table:table-cell>
          <table:table-cell table:number-columns-repeated="2"/>
          <table:table-cell table:formula="of:=[.$M$4]*[.F46]+[.$M$5]*[.G46]+[.$M$6]*[.H46]+[.I46]" office:value-type="float" office:value="1240.53995179269">
            <text:p>1240.54</text:p>
          </table:table-cell>
          <table:table-cell table:formula="of:=[.H46] * [.$O$6]" office:value-type="float" office:value="1400">
            <text:p>1400.00</text:p>
          </table:table-cell>
          <table:table-cell table:formula="of:=[.M46] * -1" office:value-type="float" office:value="-1240.53995179269">
            <text:p>-1240.5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6">
            <text:p>36.00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[.G47]*[.G47]" office:value-type="float" office:value="441">
            <text:p>441.00</text:p>
          </table:table-cell>
          <table:table-cell table:formula="of:=(RAND()*2-1)*[.$G$7]" office:value-type="float" office:value="0.728223719168454">
            <text:p>0.73</text:p>
          </table:table-cell>
          <table:table-cell table:formula="of:=[.$G$4]*[.F47]+[.$G$5]*[.G47]+[.$G$6]*[.H47]+[.I47]" office:value-type="float" office:value="1366.72822371917">
            <text:p>1366.73</text:p>
          </table:table-cell>
          <table:table-cell table:number-columns-repeated="2"/>
          <table:table-cell table:formula="of:=[.$M$4]*[.F47]+[.$M$5]*[.G47]+[.$M$6]*[.H47]+[.I47]" office:value-type="float" office:value="1366.44822371917">
            <text:p>1366.45</text:p>
          </table:table-cell>
          <table:table-cell table:formula="of:=[.H47] * [.$O$6]" office:value-type="float" office:value="1543.5">
            <text:p>1543.50</text:p>
          </table:table-cell>
          <table:table-cell table:formula="of:=[.M47] * -1" office:value-type="float" office:value="-1366.44822371917">
            <text:p>-1366.4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7">
            <text:p>37.00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[.G48]*[.G48]" office:value-type="float" office:value="484">
            <text:p>484.00</text:p>
          </table:table-cell>
          <table:table-cell table:formula="of:=(RAND()*2-1)*[.$G$7]" office:value-type="float" office:value="0.660543022211641">
            <text:p>0.66</text:p>
          </table:table-cell>
          <table:table-cell table:formula="of:=[.$G$4]*[.F48]+[.$G$5]*[.G48]+[.$G$6]*[.H48]+[.I48]" office:value-type="float" office:value="1497.66054302221">
            <text:p>1497.66</text:p>
          </table:table-cell>
          <table:table-cell table:number-columns-repeated="2"/>
          <table:table-cell table:formula="of:=[.$M$4]*[.F48]+[.$M$5]*[.G48]+[.$M$6]*[.H48]+[.I48]" office:value-type="float" office:value="1497.36054302221">
            <text:p>1497.36</text:p>
          </table:table-cell>
          <table:table-cell table:formula="of:=[.H48] * [.$O$6]" office:value-type="float" office:value="1694">
            <text:p>1694.00</text:p>
          </table:table-cell>
          <table:table-cell table:formula="of:=[.M48] * -1" office:value-type="float" office:value="-1497.36054302221">
            <text:p>-1497.3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8">
            <text:p>38.00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[.G49]*[.G49]" office:value-type="float" office:value="529">
            <text:p>529.00</text:p>
          </table:table-cell>
          <table:table-cell table:formula="of:=(RAND()*2-1)*[.$G$7]" office:value-type="float" office:value="0.168272406794131">
            <text:p>0.17</text:p>
          </table:table-cell>
          <table:table-cell table:formula="of:=[.$G$4]*[.F49]+[.$G$5]*[.G49]+[.$G$6]*[.H49]+[.I49]" office:value-type="float" office:value="1634.16827240679">
            <text:p>1634.17</text:p>
          </table:table-cell>
          <table:table-cell table:number-columns-repeated="2"/>
          <table:table-cell table:formula="of:=[.$M$4]*[.F49]+[.$M$5]*[.G49]+[.$M$6]*[.H49]+[.I49]" office:value-type="float" office:value="1633.84827240679">
            <text:p>1633.85</text:p>
          </table:table-cell>
          <table:table-cell table:formula="of:=[.H49] * [.$O$6]" office:value-type="float" office:value="1851.5">
            <text:p>1851.50</text:p>
          </table:table-cell>
          <table:table-cell table:formula="of:=[.M49] * -1" office:value-type="float" office:value="-1633.84827240679">
            <text:p>-1633.8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9">
            <text:p>39.00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[.G50]*[.G50]" office:value-type="float" office:value="576">
            <text:p>576.00</text:p>
          </table:table-cell>
          <table:table-cell table:formula="of:=(RAND()*2-1)*[.$G$7]" office:value-type="float" office:value="-0.866277599707246">
            <text:p>-0.87</text:p>
          </table:table-cell>
          <table:table-cell table:formula="of:=[.$G$4]*[.F50]+[.$G$5]*[.G50]+[.$G$6]*[.H50]+[.I50]" office:value-type="float" office:value="1776.13372240029">
            <text:p>1776.13</text:p>
          </table:table-cell>
          <table:table-cell table:number-columns-repeated="2"/>
          <table:table-cell table:formula="of:=[.$M$4]*[.F50]+[.$M$5]*[.G50]+[.$M$6]*[.H50]+[.I50]" office:value-type="float" office:value="1775.79372240029">
            <text:p>1775.79</text:p>
          </table:table-cell>
          <table:table-cell table:formula="of:=[.H50] * [.$O$6]" office:value-type="float" office:value="2016">
            <text:p>2016.00</text:p>
          </table:table-cell>
          <table:table-cell table:formula="of:=[.M50] * -1" office:value-type="float" office:value="-1775.79372240029">
            <text:p>-1775.7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0">
            <text:p>40.0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[.G51]*[.G51]" office:value-type="float" office:value="625">
            <text:p>625.00</text:p>
          </table:table-cell>
          <table:table-cell table:formula="of:=(RAND()*2-1)*[.$G$7]" office:value-type="float" office:value="-0.913567150942981">
            <text:p>-0.91</text:p>
          </table:table-cell>
          <table:table-cell table:formula="of:=[.$G$4]*[.F51]+[.$G$5]*[.G51]+[.$G$6]*[.H51]+[.I51]" office:value-type="float" office:value="1925.08643284906">
            <text:p>1925.09</text:p>
          </table:table-cell>
          <table:table-cell table:number-columns-repeated="2"/>
          <table:table-cell table:formula="of:=[.$M$4]*[.F51]+[.$M$5]*[.G51]+[.$M$6]*[.H51]+[.I51]" office:value-type="float" office:value="1924.72643284906">
            <text:p>1924.73</text:p>
          </table:table-cell>
          <table:table-cell table:formula="of:=[.H51] * [.$O$6]" office:value-type="float" office:value="2187.5">
            <text:p>2187.50</text:p>
          </table:table-cell>
          <table:table-cell table:formula="of:=[.M51] * -1" office:value-type="float" office:value="-1924.72643284906">
            <text:p>-1924.7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1">
            <text:p>41.00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[.G52]*[.G52]" office:value-type="float" office:value="676">
            <text:p>676.00</text:p>
          </table:table-cell>
          <table:table-cell table:formula="of:=(RAND()*2-1)*[.$G$7]" office:value-type="float" office:value="-0.629259364213795">
            <text:p>-0.63</text:p>
          </table:table-cell>
          <table:table-cell table:formula="of:=[.$G$4]*[.F52]+[.$G$5]*[.G52]+[.$G$6]*[.H52]+[.I52]" office:value-type="float" office:value="2080.37074063579">
            <text:p>2080.37</text:p>
          </table:table-cell>
          <table:table-cell table:number-columns-repeated="2"/>
          <table:table-cell table:formula="of:=[.$M$4]*[.F52]+[.$M$5]*[.G52]+[.$M$6]*[.H52]+[.I52]" office:value-type="float" office:value="2079.99074063579">
            <text:p>2079.99</text:p>
          </table:table-cell>
          <table:table-cell table:formula="of:=[.H52] * [.$O$6]" office:value-type="float" office:value="2366">
            <text:p>2366.00</text:p>
          </table:table-cell>
          <table:table-cell table:formula="of:=[.M52] * -1" office:value-type="float" office:value="-2079.99074063579">
            <text:p>-2079.9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2">
            <text:p>42.00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[.G53]*[.G53]" office:value-type="float" office:value="729">
            <text:p>729.00</text:p>
          </table:table-cell>
          <table:table-cell table:formula="of:=(RAND()*2-1)*[.$G$7]" office:value-type="float" office:value="0.511978038586676">
            <text:p>0.51</text:p>
          </table:table-cell>
          <table:table-cell table:formula="of:=[.$G$4]*[.F53]+[.$G$5]*[.G53]+[.$G$6]*[.H53]+[.I53]" office:value-type="float" office:value="2242.51197803859">
            <text:p>2242.51</text:p>
          </table:table-cell>
          <table:table-cell table:number-columns-repeated="2"/>
          <table:table-cell table:formula="of:=[.$M$4]*[.F53]+[.$M$5]*[.G53]+[.$M$6]*[.H53]+[.I53]" office:value-type="float" office:value="2242.11197803859">
            <text:p>2242.11</text:p>
          </table:table-cell>
          <table:table-cell table:formula="of:=[.H53] * [.$O$6]" office:value-type="float" office:value="2551.5">
            <text:p>2551.50</text:p>
          </table:table-cell>
          <table:table-cell table:formula="of:=[.M53] * -1" office:value-type="float" office:value="-2242.11197803859">
            <text:p>-2242.1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3">
            <text:p>43.00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[.G54]*[.G54]" office:value-type="float" office:value="784">
            <text:p>784.00</text:p>
          </table:table-cell>
          <table:table-cell table:formula="of:=(RAND()*2-1)*[.$G$7]" office:value-type="float" office:value="-0.932101315353066">
            <text:p>-0.93</text:p>
          </table:table-cell>
          <table:table-cell table:formula="of:=[.$G$4]*[.F54]+[.$G$5]*[.G54]+[.$G$6]*[.H54]+[.I54]" office:value-type="float" office:value="2408.06789868465">
            <text:p>2408.07</text:p>
          </table:table-cell>
          <table:table-cell table:number-columns-repeated="2"/>
          <table:table-cell table:formula="of:=[.$M$4]*[.F54]+[.$M$5]*[.G54]+[.$M$6]*[.H54]+[.I54]" office:value-type="float" office:value="2407.64789868465">
            <text:p>2407.65</text:p>
          </table:table-cell>
          <table:table-cell table:formula="of:=[.H54] * [.$O$6]" office:value-type="float" office:value="2744">
            <text:p>2744.00</text:p>
          </table:table-cell>
          <table:table-cell table:formula="of:=[.M54] * -1" office:value-type="float" office:value="-2407.64789868465">
            <text:p>-2407.6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4">
            <text:p>44.00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[.G55]*[.G55]" office:value-type="float" office:value="841">
            <text:p>841.00</text:p>
          </table:table-cell>
          <table:table-cell table:formula="of:=(RAND()*2-1)*[.$G$7]" office:value-type="float" office:value="-0.0992110720835626">
            <text:p>-0.10</text:p>
          </table:table-cell>
          <table:table-cell table:formula="of:=[.$G$4]*[.F55]+[.$G$5]*[.G55]+[.$G$6]*[.H55]+[.I55]" office:value-type="float" office:value="2581.90078892792">
            <text:p>2581.90</text:p>
          </table:table-cell>
          <table:table-cell table:number-columns-repeated="2"/>
          <table:table-cell table:formula="of:=[.$M$4]*[.F55]+[.$M$5]*[.G55]+[.$M$6]*[.H55]+[.I55]" office:value-type="float" office:value="2581.46078892792">
            <text:p>2581.46</text:p>
          </table:table-cell>
          <table:table-cell table:formula="of:=[.H55] * [.$O$6]" office:value-type="float" office:value="2943.5">
            <text:p>2943.50</text:p>
          </table:table-cell>
          <table:table-cell table:formula="of:=[.M55] * -1" office:value-type="float" office:value="-2581.46078892792">
            <text:p>-2581.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5">
            <text:p>45.00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[.G56]*[.G56]" office:value-type="float" office:value="900">
            <text:p>900.00</text:p>
          </table:table-cell>
          <table:table-cell table:formula="of:=(RAND()*2-1)*[.$G$7]" office:value-type="float" office:value="-0.00846960861235857">
            <text:p>-0.01</text:p>
          </table:table-cell>
          <table:table-cell table:formula="of:=[.$G$4]*[.F56]+[.$G$5]*[.G56]+[.$G$6]*[.H56]+[.I56]" office:value-type="float" office:value="2760.99153039139">
            <text:p>2760.99</text:p>
          </table:table-cell>
          <table:table-cell table:number-columns-repeated="2"/>
          <table:table-cell table:formula="of:=[.$M$4]*[.F56]+[.$M$5]*[.G56]+[.$M$6]*[.H56]+[.I56]" office:value-type="float" office:value="2760.53153039139">
            <text:p>2760.53</text:p>
          </table:table-cell>
          <table:table-cell table:formula="of:=[.H56] * [.$O$6]" office:value-type="float" office:value="3150">
            <text:p>3150.00</text:p>
          </table:table-cell>
          <table:table-cell table:formula="of:=[.M56] * -1" office:value-type="float" office:value="-2760.53153039139">
            <text:p>-2760.5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6">
            <text:p>46.00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[.G57]*[.G57]" office:value-type="float" office:value="961">
            <text:p>961.00</text:p>
          </table:table-cell>
          <table:table-cell table:formula="of:=(RAND()*2-1)*[.$G$7]" office:value-type="float" office:value="-0.536143044009805">
            <text:p>-0.54</text:p>
          </table:table-cell>
          <table:table-cell table:formula="of:=[.$G$4]*[.F57]+[.$G$5]*[.G57]+[.$G$6]*[.H57]+[.I57]" office:value-type="float" office:value="2945.46385695599">
            <text:p>2945.46</text:p>
          </table:table-cell>
          <table:table-cell table:number-columns-repeated="2"/>
          <table:table-cell table:formula="of:=[.$M$4]*[.F57]+[.$M$5]*[.G57]+[.$M$6]*[.H57]+[.I57]" office:value-type="float" office:value="2944.98385695599">
            <text:p>2944.98</text:p>
          </table:table-cell>
          <table:table-cell table:formula="of:=[.H57] * [.$O$6]" office:value-type="float" office:value="3363.5">
            <text:p>3363.50</text:p>
          </table:table-cell>
          <table:table-cell table:formula="of:=[.M57] * -1" office:value-type="float" office:value="-2944.98385695599">
            <text:p>-2944.9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7">
            <text:p>47.00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[.G58]*[.G58]" office:value-type="float" office:value="1024">
            <text:p>1024.00</text:p>
          </table:table-cell>
          <table:table-cell table:formula="of:=(RAND()*2-1)*[.$G$7]" office:value-type="float" office:value="0.261126590892673">
            <text:p>0.26</text:p>
          </table:table-cell>
          <table:table-cell table:formula="of:=[.$G$4]*[.F58]+[.$G$5]*[.G58]+[.$G$6]*[.H58]+[.I58]" office:value-type="float" office:value="3137.26112659089">
            <text:p>3137.26</text:p>
          </table:table-cell>
          <table:table-cell table:number-columns-repeated="2"/>
          <table:table-cell table:formula="of:=[.$M$4]*[.F58]+[.$M$5]*[.G58]+[.$M$6]*[.H58]+[.I58]" office:value-type="float" office:value="3136.76112659089">
            <text:p>3136.76</text:p>
          </table:table-cell>
          <table:table-cell table:formula="of:=[.H58] * [.$O$6]" office:value-type="float" office:value="3584">
            <text:p>3584.00</text:p>
          </table:table-cell>
          <table:table-cell table:formula="of:=[.M58] * -1" office:value-type="float" office:value="-3136.76112659089">
            <text:p>-3136.7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8">
            <text:p>48.00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[.G59]*[.G59]" office:value-type="float" office:value="1089">
            <text:p>1089.00</text:p>
          </table:table-cell>
          <table:table-cell table:formula="of:=(RAND()*2-1)*[.$G$7]" office:value-type="float" office:value="0.531346089672297">
            <text:p>0.53</text:p>
          </table:table-cell>
          <table:table-cell table:formula="of:=[.$G$4]*[.F59]+[.$G$5]*[.G59]+[.$G$6]*[.H59]+[.I59]" office:value-type="float" office:value="3334.53134608967">
            <text:p>3334.53</text:p>
          </table:table-cell>
          <table:table-cell table:number-columns-repeated="2"/>
          <table:table-cell table:formula="of:=[.$M$4]*[.F59]+[.$M$5]*[.G59]+[.$M$6]*[.H59]+[.I59]" office:value-type="float" office:value="3334.01134608967">
            <text:p>3334.01</text:p>
          </table:table-cell>
          <table:table-cell table:formula="of:=[.H59] * [.$O$6]" office:value-type="float" office:value="3811.5">
            <text:p>3811.50</text:p>
          </table:table-cell>
          <table:table-cell table:formula="of:=[.M59] * -1" office:value-type="float" office:value="-3334.01134608967">
            <text:p>-3334.0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9">
            <text:p>49.00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[.G60]*[.G60]" office:value-type="float" office:value="1156">
            <text:p>1156.00</text:p>
          </table:table-cell>
          <table:table-cell table:formula="of:=(RAND()*2-1)*[.$G$7]" office:value-type="float" office:value="-0.245484357699752">
            <text:p>-0.25</text:p>
          </table:table-cell>
          <table:table-cell table:formula="of:=[.$G$4]*[.F60]+[.$G$5]*[.G60]+[.$G$6]*[.H60]+[.I60]" office:value-type="float" office:value="3536.7545156423">
            <text:p>3536.75</text:p>
          </table:table-cell>
          <table:table-cell table:number-columns-repeated="2"/>
          <table:table-cell table:formula="of:=[.$M$4]*[.F60]+[.$M$5]*[.G60]+[.$M$6]*[.H60]+[.I60]" office:value-type="float" office:value="3536.2145156423">
            <text:p>3536.21</text:p>
          </table:table-cell>
          <table:table-cell table:formula="of:=[.H60] * [.$O$6]" office:value-type="float" office:value="4046">
            <text:p>4046.00</text:p>
          </table:table-cell>
          <table:table-cell table:formula="of:=[.M60] * -1" office:value-type="float" office:value="-3536.2145156423">
            <text:p>-3536.2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50">
            <text:p>50.0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[.G61]*[.G61]" office:value-type="float" office:value="1225">
            <text:p>1225.00</text:p>
          </table:table-cell>
          <table:table-cell table:formula="of:=(RAND()*2-1)*[.$G$7]" office:value-type="float" office:value="0.811670890077949">
            <text:p>0.81</text:p>
          </table:table-cell>
          <table:table-cell table:formula="of:=[.$G$4]*[.F61]+[.$G$5]*[.G61]+[.$G$6]*[.H61]+[.I61]" office:value-type="float" office:value="3746.81167089008">
            <text:p>3746.81</text:p>
          </table:table-cell>
          <table:table-cell table:number-columns-repeated="2"/>
          <table:table-cell table:formula="of:=[.$M$4]*[.F61]+[.$M$5]*[.G61]+[.$M$6]*[.H61]+[.I61]" office:value-type="float" office:value="3746.25167089008">
            <text:p>3746.25</text:p>
          </table:table-cell>
          <table:table-cell table:formula="of:=[.H61] * [.$O$6]" office:value-type="float" office:value="4287.5">
            <text:p>4287.50</text:p>
          </table:table-cell>
          <table:table-cell table:formula="of:=[.M61] * -1" office:value-type="float" office:value="-3746.25167089008">
            <text:p>-3746.2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2ndOrderPolynomial.R83" table:end-x="0.6665in" table:end-y="0.1508in" draw:z-index="0" draw:style-name="gr1" draw:text-style-name="P1" svg:width="7.3524in" svg:height="3.5429in" svg:x="0.5909in" svg:y="0.1642in">
              <draw:object draw:notify-on-update-of-ranges="2ndOrderPolynomial.G12:2ndOrderPolynomial.G61 2ndOrderPolynomial.J10:2ndOrderPolynomial.J11 2ndOrderPolynomial.J12:2ndOrderPolynomial.J61 2ndOrderPolynomial.G12:2ndOrderPolynomial.G61 2ndOrderPolynomial.M11:2ndOrderPolynomial.M11 2ndOrderPolynomial.M12:2ndOrderPolynomial.M61 2ndOrderPolynomial.G12:2ndOrderPolynomial.G61 2ndOrderPolynomial.N11:2ndOrderPolynomial.N11 2ndOrderPolynomial.N12:2ndOrderPolynomial.N61 2ndOrderPolynomial.G12:2ndOrderPolynomial.G61 2ndOrderPolynomial.I11:2ndOrderPolynomial.I11 2ndOrderPolynomial.I12:2ndOrderPolynomial.I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ogN" table:style-name="ta1" table:print="false">
        <table:table-column table:style-name="co1" table:number-columns-repeated="5" table:default-cell-style-name="ce3"/>
        <table:table-column table:style-name="co1" table:number-columns-repeated="7" table:default-cell-style-name="ce1"/>
        <table:table-column table:style-name="co1" table:number-columns-repeated="1012" table:default-cell-style-name="ce3"/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3"/>
          <table:table-cell office:value-type="string">
            <text:p>f(r) = C0*R0+C1*Log(R1)+C2*R1*Log(R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float" office:value="1.00349">
            <text:p>1.00349</text:p>
          </table:table-cell>
          <table:table-cell office:value-type="string">
            <text:p><text:s/>= C0</text:p>
          </table:table-cell>
          <table:table-cell table:number-columns-repeated="4"/>
          <table:table-cell table:style-name="ce5" office:value-type="float" office:value="1.14">
            <text:p>1.14</text:p>
          </table:table-cell>
          <table:table-cell table:style-name="ce8" table:formula="of:= c0" office:value-type="float" office:value="0">
            <text:p>#NAME?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6"/>
          <table:table-cell table:style-name="ce4" office:value-type="float" office:value="2.20482">
            <text:p>2.20482</text:p>
          </table:table-cell>
          <table:table-cell office:value-type="string">
            <text:p><text:s/>= C1</text:p>
          </table:table-cell>
          <table:table-cell table:number-columns-repeated="4"/>
          <table:table-cell table:style-name="ce5" office:value-type="float" office:value="1.98">
            <text:p>1.98</text:p>
          </table:table-cell>
          <table:table-cell table:style-name="ce8" table:formula="of:= [.C1]" office:value-type="float" office:value="0">
            <text:p>0.00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6"/>
          <table:table-cell table:style-name="ce4" office:value-type="float" office:value="2.98878">
            <text:p>2.98878</text:p>
          </table:table-cell>
          <table:table-cell office:value-type="string">
            <text:p><text:s/>= C2</text:p>
          </table:table-cell>
          <table:table-cell table:number-columns-repeated="4"/>
          <table:table-cell table:style-name="ce5" office:value-type="float" office:value="3">
            <text:p>3.00</text:p>
          </table:table-cell>
          <table:table-cell table:style-name="ce8" table:formula="of:= [.C2]" office:value-type="float" office:value="0">
            <text:p>0.00</text:p>
          </table:table-cell>
          <table:table-cell table:style-name="ce5" office:value-type="float" office:value="3.5">
            <text:p>3.5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4" office:value-type="float" office:value="1">
            <text:p>1.00000</text:p>
          </table:table-cell>
          <table:table-cell office:value-type="string">
            <text:p><text:s/>= Noise Magnitude</text:p>
          </table:table-cell>
          <table:table-cell table:number-columns-repeated="4"/>
          <table:table-cell table:style-name="ce6" table:number-columns-repeated="3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6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Log(R1)</text:p>
          </table:table-cell>
          <table:table-cell office:value-type="string">
            <text:p>R1*Log(R1)</text:p>
          </table:table-cell>
          <table:table-cell/>
          <table:table-cell office:value-type="string">
            <text:p>f </text:p>
          </table:table-cell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number-columns-repeated="4"/>
          <table:table-cell office:value-type="string">
            <text:p>N</text:p>
          </table:table-cell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log(N)</text:p>
          </table:table-cell>
          <table:table-cell office:value-type="string">
            <text:p>Nlog(N)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/>
          <table:table-cell table:style-name="ce5" office:value-type="string">
            <text:p>Curve Fit</text:p>
          </table:table-cell>
          <table:table-cell table:style-name="ce5" office:value-type="string">
            <text:p>Big O C''(N^2)</text:p>
          </table:table-cell>
          <table:table-cell table:style-name="ce5" office:value-type="string">
            <text:p>Big O – Simulated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LOG([.G12])" office:value-type="float" office:value="-0.602059991327962">
            <text:p>-0.60</text:p>
          </table:table-cell>
          <table:table-cell table:formula="of:=[.G12]*[.H12]" office:value-type="float" office:value="-0.150514997831991">
            <text:p>-0.15</text:p>
          </table:table-cell>
          <table:table-cell table:formula="of:=(RAND()*2-1)*[.$G$7]" office:value-type="float" office:value="-0.929209686815739">
            <text:p>-0.93</text:p>
          </table:table-cell>
          <table:table-cell table:formula="of:=[.$G$4]*[.F12]+[.$G$5]*[.H12]+[.$G$6]*[.I12]+[.J12]" office:value-type="float" office:value="-1.70300981211575">
            <text:p>-1.70</text:p>
          </table:table-cell>
          <table:table-cell/>
          <table:table-cell table:style-name="ce7" table:formula="of:=[.$M$4]*[.F12]+[.$M$5]*[.G12]+[.$M$6]*[.H12]+[.I12]" office:value-type="float" office:value="-0.321694971815877">
            <text:p>-0.32</text:p>
          </table:table-cell>
          <table:table-cell table:style-name="ce7" table:formula="of:=[.H12] * [.$O$6]" office:value-type="float" office:value="-2.10720996964787">
            <text:p>-2.11</text:p>
          </table:table-cell>
          <table:table-cell table:style-name="ce7" table:formula="of:=[.M12] * -1" office:value-type="float" office:value="0.321694971815877">
            <text:p>0.3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">
            <text:p>2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LOG([.G13])" office:value-type="float" office:value="-0.301029995663981">
            <text:p>-0.30</text:p>
          </table:table-cell>
          <table:table-cell table:formula="of:=[.G13]*[.H13]" office:value-type="float" office:value="-0.150514997831991">
            <text:p>-0.15</text:p>
          </table:table-cell>
          <table:table-cell table:formula="of:=(RAND()*2-1)*[.$G$7]" office:value-type="float" office:value="-0.64640370151028">
            <text:p>-0.65</text:p>
          </table:table-cell>
          <table:table-cell table:formula="of:=[.$G$4]*[.F13]+[.$G$5]*[.H13]+[.$G$6]*[.I13]+[.J13]" office:value-type="float" office:value="-0.756486871770436">
            <text:p>-0.76</text:p>
          </table:table-cell>
          <table:table-cell/>
          <table:table-cell table:style-name="ce7" table:formula="of:=[.$M$4]*[.F13]+[.$M$5]*[.G13]+[.$M$6]*[.H13]+[.I13]" office:value-type="float" office:value="1.07639501517607">
            <text:p>1.08</text:p>
          </table:table-cell>
          <table:table-cell table:style-name="ce7" table:formula="of:=[.H13] * [.$O$6]" office:value-type="float" office:value="-1.05360498482393">
            <text:p>-1.05</text:p>
          </table:table-cell>
          <table:table-cell table:style-name="ce7" table:formula="of:=[.M13] * -1" office:value-type="float" office:value="-1.07639501517607">
            <text:p>-1.0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LOG([.G14])" office:value-type="float" office:value="-0.1249387366083">
            <text:p>-0.12</text:p>
          </table:table-cell>
          <table:table-cell table:formula="of:=[.G14]*[.H14]" office:value-type="float" office:value="-0.0937040524562249">
            <text:p>-0.09</text:p>
          </table:table-cell>
          <table:table-cell table:formula="of:=(RAND()*2-1)*[.$G$7]" office:value-type="float" office:value="-0.130072542466223">
            <text:p>-0.13</text:p>
          </table:table-cell>
          <table:table-cell table:formula="of:=[.$G$4]*[.F14]+[.$G$5]*[.H14]+[.$G$6]*[.I14]+[.J14]" office:value-type="float" office:value="0.317889234384949">
            <text:p>0.32</text:p>
          </table:table-cell>
          <table:table-cell/>
          <table:table-cell table:style-name="ce7" table:formula="of:=[.$M$4]*[.F14]+[.$M$5]*[.G14]+[.$M$6]*[.H14]+[.I14]" office:value-type="float" office:value="2.15647973771888">
            <text:p>2.16</text:p>
          </table:table-cell>
          <table:table-cell table:style-name="ce7" table:formula="of:=[.H14] * [.$O$6]" office:value-type="float" office:value="-0.43728557812905">
            <text:p>-0.44</text:p>
          </table:table-cell>
          <table:table-cell table:style-name="ce7" table:formula="of:=[.M14] * -1" office:value-type="float" office:value="-2.15647973771888">
            <text:p>-2.1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LOG([.G15])" office:value-type="float" office:value="0">
            <text:p>0.00</text:p>
          </table:table-cell>
          <table:table-cell table:formula="of:=[.G15]*[.H15]" office:value-type="float" office:value="0">
            <text:p>0.00</text:p>
          </table:table-cell>
          <table:table-cell table:formula="of:=(RAND()*2-1)*[.$G$7]" office:value-type="float" office:value="-0.406528683379293">
            <text:p>-0.41</text:p>
          </table:table-cell>
          <table:table-cell table:formula="of:=[.$G$4]*[.F15]+[.$G$5]*[.H15]+[.$G$6]*[.I15]+[.J15]" office:value-type="float" office:value="0.596961316620707">
            <text:p>0.60</text:p>
          </table:table-cell>
          <table:table-cell/>
          <table:table-cell table:style-name="ce7" table:formula="of:=[.$M$4]*[.F15]+[.$M$5]*[.G15]+[.$M$6]*[.H15]+[.I15]" office:value-type="float" office:value="3.12">
            <text:p>3.12</text:p>
          </table:table-cell>
          <table:table-cell table:style-name="ce7" table:formula="of:=[.H15] * [.$O$6]" office:value-type="float" office:value="0">
            <text:p>0.00</text:p>
          </table:table-cell>
          <table:table-cell table:style-name="ce7" table:formula="of:=[.M15] * -1" office:value-type="float" office:value="-3.12">
            <text:p>-3.1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LOG([.G16])" office:value-type="float" office:value="0.0969100130080564">
            <text:p>0.10</text:p>
          </table:table-cell>
          <table:table-cell table:formula="of:=[.G16]*[.H16]" office:value-type="float" office:value="0.121137516260071">
            <text:p>0.12</text:p>
          </table:table-cell>
          <table:table-cell table:formula="of:=(RAND()*2-1)*[.$G$7]" office:value-type="float" office:value="0.643916360102594">
            <text:p>0.64</text:p>
          </table:table-cell>
          <table:table-cell table:formula="of:=[.$G$4]*[.F16]+[.$G$5]*[.H16]+[.$G$6]*[.I16]+[.J16]" office:value-type="float" office:value="2.22312888083079">
            <text:p>2.22</text:p>
          </table:table-cell>
          <table:table-cell/>
          <table:table-cell table:style-name="ce7" table:formula="of:=[.$M$4]*[.F16]+[.$M$5]*[.G16]+[.$M$6]*[.H16]+[.I16]" office:value-type="float" office:value="4.02686755528424">
            <text:p>4.03</text:p>
          </table:table-cell>
          <table:table-cell table:style-name="ce7" table:formula="of:=[.H16] * [.$O$6]" office:value-type="float" office:value="0.339185045528197">
            <text:p>0.34</text:p>
          </table:table-cell>
          <table:table-cell table:style-name="ce7" table:formula="of:=[.M16] * -1" office:value-type="float" office:value="-4.02686755528424">
            <text:p>-4.0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6">
            <text:p>6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LOG([.G17])" office:value-type="float" office:value="0.176091259055681">
            <text:p>0.18</text:p>
          </table:table-cell>
          <table:table-cell table:formula="of:=[.G17]*[.H17]" office:value-type="float" office:value="0.264136888583522">
            <text:p>0.26</text:p>
          </table:table-cell>
          <table:table-cell table:formula="of:=(RAND()*2-1)*[.$G$7]" office:value-type="float" office:value="-0.822509484831244">
            <text:p>-0.82</text:p>
          </table:table-cell>
          <table:table-cell table:formula="of:=[.$G$4]*[.F17]+[.$G$5]*[.H17]+[.$G$6]*[.I17]+[.J17]" office:value-type="float" office:value="1.35867709482056">
            <text:p>1.36</text:p>
          </table:table-cell>
          <table:table-cell/>
          <table:table-cell table:style-name="ce7" table:formula="of:=[.$M$4]*[.F17]+[.$M$5]*[.G17]+[.$M$6]*[.H17]+[.I17]" office:value-type="float" office:value="4.90241066575057">
            <text:p>4.90</text:p>
          </table:table-cell>
          <table:table-cell table:style-name="ce7" table:formula="of:=[.H17] * [.$O$6]" office:value-type="float" office:value="0.616319406694884">
            <text:p>0.62</text:p>
          </table:table-cell>
          <table:table-cell table:style-name="ce7" table:formula="of:=[.M17] * -1" office:value-type="float" office:value="-4.90241066575057">
            <text:p>-4.9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7">
            <text:p>7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LOG([.G18])" office:value-type="float" office:value="0.243038048686294">
            <text:p>0.24</text:p>
          </table:table-cell>
          <table:table-cell table:formula="of:=[.G18]*[.H18]" office:value-type="float" office:value="0.425316585201015">
            <text:p>0.43</text:p>
          </table:table-cell>
          <table:table-cell table:formula="of:=(RAND()*2-1)*[.$G$7]" office:value-type="float" office:value="-0.233105833642185">
            <text:p>-0.23</text:p>
          </table:table-cell>
          <table:table-cell table:formula="of:=[.$G$4]*[.F18]+[.$G$5]*[.H18]+[.$G$6]*[.I18]+[.J18]" office:value-type="float" office:value="2.57741702037942">
            <text:p>2.58</text:p>
          </table:table-cell>
          <table:table-cell/>
          <table:table-cell table:style-name="ce7" table:formula="of:=[.$M$4]*[.F18]+[.$M$5]*[.G18]+[.$M$6]*[.H18]+[.I18]" office:value-type="float" office:value="5.7594307312599">
            <text:p>5.76</text:p>
          </table:table-cell>
          <table:table-cell table:style-name="ce7" table:formula="of:=[.H18] * [.$O$6]" office:value-type="float" office:value="0.85063317040203">
            <text:p>0.85</text:p>
          </table:table-cell>
          <table:table-cell table:style-name="ce7" table:formula="of:=[.M18] * -1" office:value-type="float" office:value="-5.7594307312599">
            <text:p>-5.7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8">
            <text:p>8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LOG([.G19])" office:value-type="float" office:value="0.301029995663981">
            <text:p>0.30</text:p>
          </table:table-cell>
          <table:table-cell table:formula="of:=[.G19]*[.H19]" office:value-type="float" office:value="0.602059991327962">
            <text:p>0.60</text:p>
          </table:table-cell>
          <table:table-cell table:formula="of:=(RAND()*2-1)*[.$G$7]" office:value-type="float" office:value="0.195863553788513">
            <text:p>0.20</text:p>
          </table:table-cell>
          <table:table-cell table:formula="of:=[.$G$4]*[.F19]+[.$G$5]*[.H19]+[.$G$6]*[.I19]+[.J19]" office:value-type="float" office:value="3.66249536970956">
            <text:p>3.66</text:p>
          </table:table-cell>
          <table:table-cell/>
          <table:table-cell table:style-name="ce7" table:formula="of:=[.$M$4]*[.F19]+[.$M$5]*[.G19]+[.$M$6]*[.H19]+[.I19]" office:value-type="float" office:value="6.60514997831991">
            <text:p>6.61</text:p>
          </table:table-cell>
          <table:table-cell table:style-name="ce7" table:formula="of:=[.H19] * [.$O$6]" office:value-type="float" office:value="1.05360498482393">
            <text:p>1.05</text:p>
          </table:table-cell>
          <table:table-cell table:style-name="ce7" table:formula="of:=[.M19] * -1" office:value-type="float" office:value="-6.60514997831991">
            <text:p>-6.6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9">
            <text:p>9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LOG([.G20])" office:value-type="float" office:value="0.352182518111362">
            <text:p>0.35</text:p>
          </table:table-cell>
          <table:table-cell table:formula="of:=[.G20]*[.H20]" office:value-type="float" office:value="0.792410665750566">
            <text:p>0.79</text:p>
          </table:table-cell>
          <table:table-cell table:formula="of:=(RAND()*2-1)*[.$G$7]" office:value-type="float" office:value="0.398916545324028">
            <text:p>0.40</text:p>
          </table:table-cell>
          <table:table-cell table:formula="of:=[.$G$4]*[.F20]+[.$G$5]*[.H20]+[.$G$6]*[.I20]+[.J20]" office:value-type="float" office:value="4.5472467544883">
            <text:p>4.55</text:p>
          </table:table-cell>
          <table:table-cell/>
          <table:table-cell table:style-name="ce7" table:formula="of:=[.$M$4]*[.F20]+[.$M$5]*[.G20]+[.$M$6]*[.H20]+[.I20]" office:value-type="float" office:value="7.44395822008465">
            <text:p>7.44</text:p>
          </table:table-cell>
          <table:table-cell table:style-name="ce7" table:formula="of:=[.H20] * [.$O$6]" office:value-type="float" office:value="1.23263881338977">
            <text:p>1.23</text:p>
          </table:table-cell>
          <table:table-cell table:style-name="ce7" table:formula="of:=[.M20] * -1" office:value-type="float" office:value="-7.44395822008465">
            <text:p>-7.4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LOG([.G21])" office:value-type="float" office:value="0.397940008672038">
            <text:p>0.40</text:p>
          </table:table-cell>
          <table:table-cell table:formula="of:=[.G21]*[.H21]" office:value-type="float" office:value="0.994850021680094">
            <text:p>0.99</text:p>
          </table:table-cell>
          <table:table-cell table:formula="of:=(RAND()*2-1)*[.$G$7]" office:value-type="float" office:value="0.312260378617793">
            <text:p>0.31</text:p>
          </table:table-cell>
          <table:table-cell table:formula="of:=[.$G$4]*[.F21]+[.$G$5]*[.H21]+[.$G$6]*[.I21]+[.J21]" office:value-type="float" office:value="5.16652431633511">
            <text:p>5.17</text:p>
          </table:table-cell>
          <table:table-cell/>
          <table:table-cell table:style-name="ce7" table:formula="of:=[.$M$4]*[.F21]+[.$M$5]*[.G21]+[.$M$6]*[.H21]+[.I21]" office:value-type="float" office:value="8.27867004769621">
            <text:p>8.28</text:p>
          </table:table-cell>
          <table:table-cell table:style-name="ce7" table:formula="of:=[.H21] * [.$O$6]" office:value-type="float" office:value="1.39279003035213">
            <text:p>1.39</text:p>
          </table:table-cell>
          <table:table-cell table:style-name="ce7" table:formula="of:=[.M21] * -1" office:value-type="float" office:value="-8.27867004769621">
            <text:p>-8.2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1">
            <text:p>11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LOG([.G22])" office:value-type="float" office:value="0.439332693830263">
            <text:p>0.44</text:p>
          </table:table-cell>
          <table:table-cell table:formula="of:=[.G22]*[.H22]" office:value-type="float" office:value="1.20816490803322">
            <text:p>1.21</text:p>
          </table:table-cell>
          <table:table-cell table:formula="of:=(RAND()*2-1)*[.$G$7]" office:value-type="float" office:value="0.686370199546218">
            <text:p>0.69</text:p>
          </table:table-cell>
          <table:table-cell table:formula="of:=[.$G$4]*[.F22]+[.$G$5]*[.H22]+[.$G$6]*[.I22]+[.J22]" office:value-type="float" office:value="6.26944882338859">
            <text:p>6.27</text:p>
          </table:table-cell>
          <table:table-cell/>
          <table:table-cell table:style-name="ce7" table:formula="of:=[.$M$4]*[.F22]+[.$M$5]*[.G22]+[.$M$6]*[.H22]+[.I22]" office:value-type="float" office:value="9.11116298952401">
            <text:p>9.11</text:p>
          </table:table-cell>
          <table:table-cell table:style-name="ce7" table:formula="of:=[.H22] * [.$O$6]" office:value-type="float" office:value="1.53766442840592">
            <text:p>1.54</text:p>
          </table:table-cell>
          <table:table-cell table:style-name="ce7" table:formula="of:=[.M22] * -1" office:value-type="float" office:value="-9.11116298952401">
            <text:p>-9.1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2">
            <text:p>12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LOG([.G23])" office:value-type="float" office:value="0.477121254719662">
            <text:p>0.48</text:p>
          </table:table-cell>
          <table:table-cell table:formula="of:=[.G23]*[.H23]" office:value-type="float" office:value="1.43136376415899">
            <text:p>1.43</text:p>
          </table:table-cell>
          <table:table-cell table:formula="of:=(RAND()*2-1)*[.$G$7]" office:value-type="float" office:value="-0.752608316484839">
            <text:p>-0.75</text:p>
          </table:table-cell>
          <table:table-cell table:formula="of:=[.$G$4]*[.F23]+[.$G$5]*[.H23]+[.$G$6]*[.I23]+[.J23]" office:value-type="float" office:value="5.58087955938927">
            <text:p>5.58</text:p>
          </table:table-cell>
          <table:table-cell/>
          <table:table-cell table:style-name="ce7" table:formula="of:=[.$M$4]*[.F23]+[.$M$5]*[.G23]+[.$M$6]*[.H23]+[.I23]" office:value-type="float" office:value="9.94272752831798">
            <text:p>9.94</text:p>
          </table:table-cell>
          <table:table-cell table:style-name="ce7" table:formula="of:=[.H23] * [.$O$6]" office:value-type="float" office:value="1.66992439151882">
            <text:p>1.67</text:p>
          </table:table-cell>
          <table:table-cell table:style-name="ce7" table:formula="of:=[.M23] * -1" office:value-type="float" office:value="-9.94272752831798">
            <text:p>-9.9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3">
            <text:p>13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LOG([.G24])" office:value-type="float" office:value="0.511883360978874">
            <text:p>0.51</text:p>
          </table:table-cell>
          <table:table-cell table:formula="of:=[.G24]*[.H24]" office:value-type="float" office:value="1.66362092318134">
            <text:p>1.66</text:p>
          </table:table-cell>
          <table:table-cell table:formula="of:=(RAND()*2-1)*[.$G$7]" office:value-type="float" office:value="0.0443925373256207">
            <text:p>0.04</text:p>
          </table:table-cell>
          <table:table-cell table:formula="of:=[.$G$4]*[.F24]+[.$G$5]*[.H24]+[.$G$6]*[.I24]+[.J24]" office:value-type="float" office:value="7.14869015206499">
            <text:p>7.15</text:p>
          </table:table-cell>
          <table:table-cell/>
          <table:table-cell table:style-name="ce7" table:formula="of:=[.$M$4]*[.F24]+[.$M$5]*[.G24]+[.$M$6]*[.H24]+[.I24]" office:value-type="float" office:value="10.774271006118">
            <text:p>10.77</text:p>
          </table:table-cell>
          <table:table-cell table:style-name="ce7" table:formula="of:=[.H24] * [.$O$6]" office:value-type="float" office:value="1.79159176342606">
            <text:p>1.79</text:p>
          </table:table-cell>
          <table:table-cell table:style-name="ce7" table:formula="of:=[.M24] * -1" office:value-type="float" office:value="-10.774271006118">
            <text:p>-10.77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4">
            <text:p>14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LOG([.G25])" office:value-type="float" office:value="0.544068044350276">
            <text:p>0.54</text:p>
          </table:table-cell>
          <table:table-cell table:formula="of:=[.G25]*[.H25]" office:value-type="float" office:value="1.90423815522596">
            <text:p>1.90</text:p>
          </table:table-cell>
          <table:table-cell table:formula="of:=(RAND()*2-1)*[.$G$7]" office:value-type="float" office:value="0.55902007361874">
            <text:p>0.56</text:p>
          </table:table-cell>
          <table:table-cell table:formula="of:=[.$G$4]*[.F25]+[.$G$5]*[.H25]+[.$G$6]*[.I25]+[.J25]" office:value-type="float" office:value="8.45343109273937">
            <text:p>8.45</text:p>
          </table:table-cell>
          <table:table-cell/>
          <table:table-cell table:style-name="ce7" table:formula="of:=[.$M$4]*[.F25]+[.$M$5]*[.G25]+[.$M$6]*[.H25]+[.I25]" office:value-type="float" office:value="11.6064422882768">
            <text:p>11.61</text:p>
          </table:table-cell>
          <table:table-cell table:style-name="ce7" table:formula="of:=[.H25] * [.$O$6]" office:value-type="float" office:value="1.90423815522596">
            <text:p>1.90</text:p>
          </table:table-cell>
          <table:table-cell table:style-name="ce7" table:formula="of:=[.M25] * -1" office:value-type="float" office:value="-11.6064422882768">
            <text:p>-11.6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LOG([.G26])" office:value-type="float" office:value="0.574031267727719">
            <text:p>0.57</text:p>
          </table:table-cell>
          <table:table-cell table:formula="of:=[.G26]*[.H26]" office:value-type="float" office:value="2.15261725397895">
            <text:p>2.15</text:p>
          </table:table-cell>
          <table:table-cell table:formula="of:=(RAND()*2-1)*[.$G$7]" office:value-type="float" office:value="-0.941076857037842">
            <text:p>-0.94</text:p>
          </table:table-cell>
          <table:table-cell table:formula="of:=[.$G$4]*[.F26]+[.$G$5]*[.H26]+[.$G$6]*[.I26]+[.J26]" office:value-type="float" office:value="7.76174815902078">
            <text:p>7.76</text:p>
          </table:table-cell>
          <table:table-cell/>
          <table:table-cell table:style-name="ce7" table:formula="of:=[.$M$4]*[.F26]+[.$M$5]*[.G26]+[.$M$6]*[.H26]+[.I26]" office:value-type="float" office:value="12.4397110571621">
            <text:p>12.44</text:p>
          </table:table-cell>
          <table:table-cell table:style-name="ce7" table:formula="of:=[.H26] * [.$O$6]" office:value-type="float" office:value="2.00910943704702">
            <text:p>2.01</text:p>
          </table:table-cell>
          <table:table-cell table:style-name="ce7" table:formula="of:=[.M26] * -1" office:value-type="float" office:value="-12.4397110571621">
            <text:p>-12.4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6">
            <text:p>16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LOG([.G27])" office:value-type="float" office:value="0.602059991327962">
            <text:p>0.60</text:p>
          </table:table-cell>
          <table:table-cell table:formula="of:=[.G27]*[.H27]" office:value-type="float" office:value="2.40823996531185">
            <text:p>2.41</text:p>
          </table:table-cell>
          <table:table-cell table:formula="of:=(RAND()*2-1)*[.$G$7]" office:value-type="float" office:value="0.077576195821166">
            <text:p>0.08</text:p>
          </table:table-cell>
          <table:table-cell table:formula="of:=[.$G$4]*[.F27]+[.$G$5]*[.H27]+[.$G$6]*[.I27]+[.J27]" office:value-type="float" office:value="9.60619954942563">
            <text:p>9.61</text:p>
          </table:table-cell>
          <table:table-cell/>
          <table:table-cell table:style-name="ce7" table:formula="of:=[.$M$4]*[.F27]+[.$M$5]*[.G27]+[.$M$6]*[.H27]+[.I27]" office:value-type="float" office:value="13.2744199392957">
            <text:p>13.27</text:p>
          </table:table-cell>
          <table:table-cell table:style-name="ce7" table:formula="of:=[.H27] * [.$O$6]" office:value-type="float" office:value="2.10720996964787">
            <text:p>2.11</text:p>
          </table:table-cell>
          <table:table-cell table:style-name="ce7" table:formula="of:=[.M27] * -1" office:value-type="float" office:value="-13.2744199392957">
            <text:p>-13.27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7">
            <text:p>17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LOG([.G28])" office:value-type="float" office:value="0.628388930050311">
            <text:p>0.63</text:p>
          </table:table-cell>
          <table:table-cell table:formula="of:=[.G28]*[.H28]" office:value-type="float" office:value="2.67065295271382">
            <text:p>2.67</text:p>
          </table:table-cell>
          <table:table-cell table:formula="of:=(RAND()*2-1)*[.$G$7]" office:value-type="float" office:value="0.617924164514989">
            <text:p>0.62</text:p>
          </table:table-cell>
          <table:table-cell table:formula="of:=[.$G$4]*[.F28]+[.$G$5]*[.H28]+[.$G$6]*[.I28]+[.J28]" office:value-type="float" office:value="10.9888927772805">
            <text:p>10.99</text:p>
          </table:table-cell>
          <table:table-cell/>
          <table:table-cell table:style-name="ce7" table:formula="of:=[.$M$4]*[.F28]+[.$M$5]*[.G28]+[.$M$6]*[.H28]+[.I28]" office:value-type="float" office:value="14.1108197428648">
            <text:p>14.11</text:p>
          </table:table-cell>
          <table:table-cell table:style-name="ce7" table:formula="of:=[.H28] * [.$O$6]" office:value-type="float" office:value="2.19936125517609">
            <text:p>2.20</text:p>
          </table:table-cell>
          <table:table-cell table:style-name="ce7" table:formula="of:=[.M28] * -1" office:value-type="float" office:value="-14.1108197428648">
            <text:p>-14.1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8">
            <text:p>18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LOG([.G29])" office:value-type="float" office:value="0.653212513775344">
            <text:p>0.65</text:p>
          </table:table-cell>
          <table:table-cell table:formula="of:=[.G29]*[.H29]" office:value-type="float" office:value="2.93945631198905">
            <text:p>2.94</text:p>
          </table:table-cell>
          <table:table-cell table:formula="of:=(RAND()*2-1)*[.$G$7]" office:value-type="float" office:value="-0.805752719286829">
            <text:p>-0.81</text:p>
          </table:table-cell>
          <table:table-cell table:formula="of:=[.$G$4]*[.F29]+[.$G$5]*[.H29]+[.$G$6]*[.I29]+[.J29]" office:value-type="float" office:value="10.4233415314819">
            <text:p>10.42</text:p>
          </table:table-cell>
          <table:table-cell/>
          <table:table-cell table:style-name="ce7" table:formula="of:=[.$M$4]*[.F29]+[.$M$5]*[.G29]+[.$M$6]*[.H29]+[.I29]" office:value-type="float" office:value="14.9490938533151">
            <text:p>14.95</text:p>
          </table:table-cell>
          <table:table-cell table:style-name="ce7" table:formula="of:=[.H29] * [.$O$6]" office:value-type="float" office:value="2.2862437982137">
            <text:p>2.29</text:p>
          </table:table-cell>
          <table:table-cell table:style-name="ce7" table:formula="of:=[.M29] * -1" office:value-type="float" office:value="-14.9490938533151">
            <text:p>-14.9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9">
            <text:p>19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LOG([.G30])" office:value-type="float" office:value="0.676693609624867">
            <text:p>0.68</text:p>
          </table:table-cell>
          <table:table-cell table:formula="of:=[.G30]*[.H30]" office:value-type="float" office:value="3.21429464571812">
            <text:p>3.21</text:p>
          </table:table-cell>
          <table:table-cell table:formula="of:=(RAND()*2-1)*[.$G$7]" office:value-type="float" office:value="-0.14402907108888">
            <text:p>-0.14</text:p>
          </table:table-cell>
          <table:table-cell table:formula="of:=[.$G$4]*[.F30]+[.$G$5]*[.H30]+[.$G$6]*[.I30]+[.J30]" office:value-type="float" office:value="11.9582680845136">
            <text:p>11.96</text:p>
          </table:table-cell>
          <table:table-cell/>
          <table:table-cell table:style-name="ce7" table:formula="of:=[.$M$4]*[.F30]+[.$M$5]*[.G30]+[.$M$6]*[.H30]+[.I30]" office:value-type="float" office:value="15.7893754745927">
            <text:p>15.79</text:p>
          </table:table-cell>
          <table:table-cell table:style-name="ce7" table:formula="of:=[.H30] * [.$O$6]" office:value-type="float" office:value="2.36842763368703">
            <text:p>2.37</text:p>
          </table:table-cell>
          <table:table-cell table:style-name="ce7" table:formula="of:=[.M30] * -1" office:value-type="float" office:value="-15.7893754745927">
            <text:p>-15.7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0">
            <text:p>2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LOG([.G31])" office:value-type="float" office:value="0.698970004336019">
            <text:p>0.70</text:p>
          </table:table-cell>
          <table:table-cell table:formula="of:=[.G31]*[.H31]" office:value-type="float" office:value="3.49485002168009">
            <text:p>3.49</text:p>
          </table:table-cell>
          <table:table-cell table:formula="of:=(RAND()*2-1)*[.$G$7]" office:value-type="float" office:value="-0.824610547162592">
            <text:p>-0.82</text:p>
          </table:table-cell>
          <table:table-cell table:formula="of:=[.$G$4]*[.F31]+[.$G$5]*[.H31]+[.$G$6]*[.I31]+[.J31]" office:value-type="float" office:value="12.1653203455946">
            <text:p>12.17</text:p>
          </table:table-cell>
          <table:table-cell/>
          <table:table-cell table:style-name="ce7" table:formula="of:=[.$M$4]*[.F31]+[.$M$5]*[.G31]+[.$M$6]*[.H31]+[.I31]" office:value-type="float" office:value="16.6317600346882">
            <text:p>16.63</text:p>
          </table:table-cell>
          <table:table-cell table:style-name="ce7" table:formula="of:=[.H31] * [.$O$6]" office:value-type="float" office:value="2.44639501517607">
            <text:p>2.45</text:p>
          </table:table-cell>
          <table:table-cell table:style-name="ce7" table:formula="of:=[.M31] * -1" office:value-type="float" office:value="-16.6317600346882">
            <text:p>-16.6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1">
            <text:p>21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LOG([.G32])" office:value-type="float" office:value="0.778151250383644">
            <text:p>0.78</text:p>
          </table:table-cell>
          <table:table-cell table:formula="of:=[.G32]*[.H32]" office:value-type="float" office:value="4.66890750230186">
            <text:p>4.67</text:p>
          </table:table-cell>
          <table:table-cell table:formula="of:=(RAND()*2-1)*[.$G$7]" office:value-type="float" office:value="0.329472369514406">
            <text:p>0.33</text:p>
          </table:table-cell>
          <table:table-cell table:formula="of:=[.$G$4]*[.F32]+[.$G$5]*[.H32]+[.$G$6]*[.I32]+[.J32]" office:value-type="float" office:value="17.002983174115">
            <text:p>17.00</text:p>
          </table:table-cell>
          <table:table-cell/>
          <table:table-cell table:style-name="ce7" table:formula="of:=[.$M$4]*[.F32]+[.$M$5]*[.G32]+[.$M$6]*[.H32]+[.I32]" office:value-type="float" office:value="20.0233612534528">
            <text:p>20.02</text:p>
          </table:table-cell>
          <table:table-cell table:style-name="ce7" table:formula="of:=[.H32] * [.$O$6]" office:value-type="float" office:value="2.72352937634275">
            <text:p>2.72</text:p>
          </table:table-cell>
          <table:table-cell table:style-name="ce7" table:formula="of:=[.M32] * -1" office:value-type="float" office:value="-20.0233612534528">
            <text:p>-20.0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2">
            <text:p>22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LOG([.G33])" office:value-type="float" office:value="0.845098040014257">
            <text:p>0.85</text:p>
          </table:table-cell>
          <table:table-cell table:formula="of:=[.G33]*[.H33]" office:value-type="float" office:value="5.9156862800998">
            <text:p>5.92</text:p>
          </table:table-cell>
          <table:table-cell table:formula="of:=(RAND()*2-1)*[.$G$7]" office:value-type="float" office:value="0.869671806227416">
            <text:p>0.87</text:p>
          </table:table-cell>
          <table:table-cell table:formula="of:=[.$G$4]*[.F33]+[.$G$5]*[.H33]+[.$G$6]*[.I33]+[.J33]" office:value-type="float" office:value="21.4171357070483">
            <text:p>21.42</text:p>
          </table:table-cell>
          <table:table-cell/>
          <table:table-cell table:style-name="ce7" table:formula="of:=[.$M$4]*[.F33]+[.$M$5]*[.G33]+[.$M$6]*[.H33]+[.I33]" office:value-type="float" office:value="23.4509804001426">
            <text:p>23.45</text:p>
          </table:table-cell>
          <table:table-cell table:style-name="ce7" table:formula="of:=[.H33] * [.$O$6]" office:value-type="float" office:value="2.9578431400499">
            <text:p>2.96</text:p>
          </table:table-cell>
          <table:table-cell table:style-name="ce7" table:formula="of:=[.M33] * -1" office:value-type="float" office:value="-23.4509804001426">
            <text:p>-23.4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3">
            <text:p>23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LOG([.G34])" office:value-type="float" office:value="0.903089986991943">
            <text:p>0.90</text:p>
          </table:table-cell>
          <table:table-cell table:formula="of:=[.G34]*[.H34]" office:value-type="float" office:value="7.22471989593555">
            <text:p>7.22</text:p>
          </table:table-cell>
          <table:table-cell table:formula="of:=(RAND()*2-1)*[.$G$7]" office:value-type="float" office:value="-0.711367908399552">
            <text:p>-0.71</text:p>
          </table:table-cell>
          <table:table-cell table:formula="of:=[.$G$4]*[.F34]+[.$G$5]*[.H34]+[.$G$6]*[.I34]+[.J34]" office:value-type="float" office:value="23.8763712872943">
            <text:p>23.88</text:p>
          </table:table-cell>
          <table:table-cell/>
          <table:table-cell table:style-name="ce7" table:formula="of:=[.$M$4]*[.F34]+[.$M$5]*[.G34]+[.$M$6]*[.H34]+[.I34]" office:value-type="float" office:value="26.9139898569114">
            <text:p>26.91</text:p>
          </table:table-cell>
          <table:table-cell table:style-name="ce7" table:formula="of:=[.H34] * [.$O$6]" office:value-type="float" office:value="3.1608149544718">
            <text:p>3.16</text:p>
          </table:table-cell>
          <table:table-cell table:style-name="ce7" table:formula="of:=[.M34] * -1" office:value-type="float" office:value="-26.9139898569114">
            <text:p>-26.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4">
            <text:p>24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LOG([.G35])" office:value-type="float" office:value="0.954242509439325">
            <text:p>0.95</text:p>
          </table:table-cell>
          <table:table-cell table:formula="of:=[.G35]*[.H35]" office:value-type="float" office:value="8.58818258495392">
            <text:p>8.59</text:p>
          </table:table-cell>
          <table:table-cell table:formula="of:=(RAND()*2-1)*[.$G$7]" office:value-type="float" office:value="0.972437088843435">
            <text:p>0.97</text:p>
          </table:table-cell>
          <table:table-cell table:formula="of:=[.$G$4]*[.F35]+[.$G$5]*[.H35]+[.$G$6]*[.I35]+[.J35]" office:value-type="float" office:value="29.748048404764">
            <text:p>29.75</text:p>
          </table:table-cell>
          <table:table-cell/>
          <table:table-cell table:style-name="ce7" table:formula="of:=[.$M$4]*[.F35]+[.$M$5]*[.G35]+[.$M$6]*[.H35]+[.I35]" office:value-type="float" office:value="30.4109101132719">
            <text:p>30.41</text:p>
          </table:table-cell>
          <table:table-cell table:style-name="ce7" table:formula="of:=[.H35] * [.$O$6]" office:value-type="float" office:value="3.33984878303764">
            <text:p>3.34</text:p>
          </table:table-cell>
          <table:table-cell table:style-name="ce7" table:formula="of:=[.M35] * -1" office:value-type="float" office:value="-30.4109101132719">
            <text:p>-30.4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5">
            <text:p>25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LOG([.G36])" office:value-type="float" office:value="1">
            <text:p>1.00</text:p>
          </table:table-cell>
          <table:table-cell table:formula="of:=[.G36]*[.H36]" office:value-type="float" office:value="10">
            <text:p>10.00</text:p>
          </table:table-cell>
          <table:table-cell table:formula="of:=(RAND()*2-1)*[.$G$7]" office:value-type="float" office:value="0.400370958726853">
            <text:p>0.40</text:p>
          </table:table-cell>
          <table:table-cell table:formula="of:=[.$G$4]*[.F36]+[.$G$5]*[.H36]+[.$G$6]*[.I36]+[.J36]" office:value-type="float" office:value="33.4964809587269">
            <text:p>33.50</text:p>
          </table:table-cell>
          <table:table-cell/>
          <table:table-cell table:style-name="ce7" table:formula="of:=[.$M$4]*[.F36]+[.$M$5]*[.G36]+[.$M$6]*[.H36]+[.I36]" office:value-type="float" office:value="33.94">
            <text:p>33.94</text:p>
          </table:table-cell>
          <table:table-cell table:style-name="ce7" table:formula="of:=[.H36] * [.$O$6]" office:value-type="float" office:value="3.5">
            <text:p>3.50</text:p>
          </table:table-cell>
          <table:table-cell table:style-name="ce7" table:formula="of:=[.M36] * -1" office:value-type="float" office:value="-33.94">
            <text:p>-33.9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6">
            <text:p>26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LOG([.G37])" office:value-type="float" office:value="1.04139268515823">
            <text:p>1.04</text:p>
          </table:table-cell>
          <table:table-cell table:formula="of:=[.G37]*[.H37]" office:value-type="float" office:value="11.4553195367405">
            <text:p>11.46</text:p>
          </table:table-cell>
          <table:table-cell table:formula="of:=(RAND()*2-1)*[.$G$7]" office:value-type="float" office:value="-0.416353122796863">
            <text:p>-0.42</text:p>
          </table:table-cell>
          <table:table-cell table:formula="of:=[.$G$4]*[.F37]+[.$G$5]*[.H37]+[.$G$6]*[.I37]+[.J37]" office:value-type="float" office:value="37.1206502223129">
            <text:p>37.12</text:p>
          </table:table-cell>
          <table:table-cell/>
          <table:table-cell table:style-name="ce7" table:formula="of:=[.$M$4]*[.F37]+[.$M$5]*[.G37]+[.$M$6]*[.H37]+[.I37]" office:value-type="float" office:value="37.4994975922151">
            <text:p>37.50</text:p>
          </table:table-cell>
          <table:table-cell table:style-name="ce7" table:formula="of:=[.H37] * [.$O$6]" office:value-type="float" office:value="3.64487439805379">
            <text:p>3.64</text:p>
          </table:table-cell>
          <table:table-cell table:style-name="ce7" table:formula="of:=[.M37] * -1" office:value-type="float" office:value="-37.4994975922151">
            <text:p>-37.5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7">
            <text:p>27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LOG([.G38])" office:value-type="float" office:value="1.07918124604762">
            <text:p>1.08</text:p>
          </table:table-cell>
          <table:table-cell table:formula="of:=[.G38]*[.H38]" office:value-type="float" office:value="12.9501749525715">
            <text:p>12.95</text:p>
          </table:table-cell>
          <table:table-cell table:formula="of:=(RAND()*2-1)*[.$G$7]" office:value-type="float" office:value="0.766041617840529">
            <text:p>0.77</text:p>
          </table:table-cell>
          <table:table-cell table:formula="of:=[.$G$4]*[.F38]+[.$G$5]*[.H38]+[.$G$6]*[.I38]+[.J38]" office:value-type="float" office:value="42.8541559074979">
            <text:p>42.85</text:p>
          </table:table-cell>
          <table:table-cell/>
          <table:table-cell table:style-name="ce7" table:formula="of:=[.$M$4]*[.F38]+[.$M$5]*[.G38]+[.$M$6]*[.H38]+[.I38]" office:value-type="float" office:value="41.0877186907144">
            <text:p>41.09</text:p>
          </table:table-cell>
          <table:table-cell table:style-name="ce7" table:formula="of:=[.H38] * [.$O$6]" office:value-type="float" office:value="3.77713436116669">
            <text:p>3.78</text:p>
          </table:table-cell>
          <table:table-cell table:style-name="ce7" table:formula="of:=[.M38] * -1" office:value-type="float" office:value="-41.0877186907144">
            <text:p>-41.0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8">
            <text:p>28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LOG([.G39])" office:value-type="float" office:value="1.11394335230684">
            <text:p>1.11</text:p>
          </table:table-cell>
          <table:table-cell table:formula="of:=[.G39]*[.H39]" office:value-type="float" office:value="14.4812635799889">
            <text:p>14.48</text:p>
          </table:table-cell>
          <table:table-cell table:formula="of:=(RAND()*2-1)*[.$G$7]" office:value-type="float" office:value="-0.785323278047144">
            <text:p>-0.79</text:p>
          </table:table-cell>
          <table:table-cell table:formula="of:=[.$G$4]*[.F39]+[.$G$5]*[.H39]+[.$G$6]*[.I39]+[.J39]" office:value-type="float" office:value="45.9555222665852">
            <text:p>45.96</text:p>
          </table:table-cell>
          <table:table-cell/>
          <table:table-cell table:style-name="ce7" table:formula="of:=[.$M$4]*[.F39]+[.$M$5]*[.G39]+[.$M$6]*[.H39]+[.I39]" office:value-type="float" office:value="44.7030936369094">
            <text:p>44.70</text:p>
          </table:table-cell>
          <table:table-cell table:style-name="ce7" table:formula="of:=[.H39] * [.$O$6]" office:value-type="float" office:value="3.89880173307393">
            <text:p>3.90</text:p>
          </table:table-cell>
          <table:table-cell table:style-name="ce7" table:formula="of:=[.M39] * -1" office:value-type="float" office:value="-44.7030936369094">
            <text:p>-44.7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9">
            <text:p>29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LOG([.G40])" office:value-type="float" office:value="1.14612803567824">
            <text:p>1.15</text:p>
          </table:table-cell>
          <table:table-cell table:formula="of:=[.G40]*[.H40]" office:value-type="float" office:value="16.0457924994953">
            <text:p>16.05</text:p>
          </table:table-cell>
          <table:table-cell table:formula="of:=(RAND()*2-1)*[.$G$7]" office:value-type="float" office:value="0.731256527360529">
            <text:p>0.73</text:p>
          </table:table-cell>
          <table:table-cell table:formula="of:=[.$G$4]*[.F40]+[.$G$5]*[.H40]+[.$G$6]*[.I40]+[.J40]" office:value-type="float" office:value="52.2190962496263">
            <text:p>52.22</text:p>
          </table:table-cell>
          <table:table-cell/>
          <table:table-cell table:style-name="ce7" table:formula="of:=[.$M$4]*[.F40]+[.$M$5]*[.G40]+[.$M$6]*[.H40]+[.I40]" office:value-type="float" office:value="48.34417660653">
            <text:p>48.34</text:p>
          </table:table-cell>
          <table:table-cell table:style-name="ce7" table:formula="of:=[.H40] * [.$O$6]" office:value-type="float" office:value="4.01144812487383">
            <text:p>4.01</text:p>
          </table:table-cell>
          <table:table-cell table:style-name="ce7" table:formula="of:=[.M40] * -1" office:value-type="float" office:value="-48.34417660653">
            <text:p>-48.3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0">
            <text:p>3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LOG([.G41])" office:value-type="float" office:value="1.17609125905568">
            <text:p>1.18</text:p>
          </table:table-cell>
          <table:table-cell table:formula="of:=[.G41]*[.H41]" office:value-type="float" office:value="17.6413688858352">
            <text:p>17.64</text:p>
          </table:table-cell>
          <table:table-cell table:formula="of:=(RAND()*2-1)*[.$G$7]" office:value-type="float" office:value="-0.544871407561004">
            <text:p>-0.54</text:p>
          </table:table-cell>
          <table:table-cell table:formula="of:=[.$G$4]*[.F41]+[.$G$5]*[.H41]+[.$G$6]*[.I41]+[.J41]" office:value-type="float" office:value="55.7778586208367">
            <text:p>55.78</text:p>
          </table:table-cell>
          <table:table-cell/>
          <table:table-cell table:style-name="ce7" table:formula="of:=[.$M$4]*[.F41]+[.$M$5]*[.G41]+[.$M$6]*[.H41]+[.I41]" office:value-type="float" office:value="52.0096426630023">
            <text:p>52.01</text:p>
          </table:table-cell>
          <table:table-cell table:style-name="ce7" table:formula="of:=[.H41] * [.$O$6]" office:value-type="float" office:value="4.11631940669488">
            <text:p>4.12</text:p>
          </table:table-cell>
          <table:table-cell table:style-name="ce7" table:formula="of:=[.M41] * -1" office:value-type="float" office:value="-52.0096426630023">
            <text:p>-52.0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1">
            <text:p>31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LOG([.G42])" office:value-type="float" office:value="1.20411998265592">
            <text:p>1.20</text:p>
          </table:table-cell>
          <table:table-cell table:formula="of:=[.G42]*[.H42]" office:value-type="float" office:value="19.2659197224948">
            <text:p>19.27</text:p>
          </table:table-cell>
          <table:table-cell table:formula="of:=(RAND()*2-1)*[.$G$7]" office:value-type="float" office:value="0.610431074164808">
            <text:p>0.61</text:p>
          </table:table-cell>
          <table:table-cell table:formula="of:=[.$G$4]*[.F42]+[.$G$5]*[.H42]+[.$G$6]*[.I42]+[.J42]" office:value-type="float" office:value="61.8503844425222">
            <text:p>61.85</text:p>
          </table:table-cell>
          <table:table-cell/>
          <table:table-cell table:style-name="ce7" table:formula="of:=[.$M$4]*[.F42]+[.$M$5]*[.G42]+[.$M$6]*[.H42]+[.I42]" office:value-type="float" office:value="55.6982796704626">
            <text:p>55.70</text:p>
          </table:table-cell>
          <table:table-cell table:style-name="ce7" table:formula="of:=[.H42] * [.$O$6]" office:value-type="float" office:value="4.21441993929574">
            <text:p>4.21</text:p>
          </table:table-cell>
          <table:table-cell table:style-name="ce7" table:formula="of:=[.M42] * -1" office:value-type="float" office:value="-55.6982796704626">
            <text:p>-55.7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2">
            <text:p>32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LOG([.G43])" office:value-type="float" office:value="1.23044892137827">
            <text:p>1.23</text:p>
          </table:table-cell>
          <table:table-cell table:formula="of:=[.G43]*[.H43]" office:value-type="float" office:value="20.9176316634307">
            <text:p>20.92</text:p>
          </table:table-cell>
          <table:table-cell table:formula="of:=(RAND()*2-1)*[.$G$7]" office:value-type="float" office:value="-0.327448844444007">
            <text:p>-0.33</text:p>
          </table:table-cell>
          <table:table-cell table:formula="of:=[.$G$4]*[.F43]+[.$G$5]*[.H43]+[.$G$6]*[.I43]+[.J43]" office:value-type="float" office:value="65.9071587094175">
            <text:p>65.91</text:p>
          </table:table-cell>
          <table:table-cell/>
          <table:table-cell table:style-name="ce7" table:formula="of:=[.$M$4]*[.F43]+[.$M$5]*[.G43]+[.$M$6]*[.H43]+[.I43]" office:value-type="float" office:value="59.4089784275655">
            <text:p>59.41</text:p>
          </table:table-cell>
          <table:table-cell table:style-name="ce7" table:formula="of:=[.H43] * [.$O$6]" office:value-type="float" office:value="4.30657122482396">
            <text:p>4.31</text:p>
          </table:table-cell>
          <table:table-cell table:style-name="ce7" table:formula="of:=[.M43] * -1" office:value-type="float" office:value="-59.4089784275655">
            <text:p>-59.4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3">
            <text:p>33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LOG([.G44])" office:value-type="float" office:value="1.25527250510331">
            <text:p>1.26</text:p>
          </table:table-cell>
          <table:table-cell table:formula="of:=[.G44]*[.H44]" office:value-type="float" office:value="22.5949050918595">
            <text:p>22.59</text:p>
          </table:table-cell>
          <table:table-cell table:formula="of:=(RAND()*2-1)*[.$G$7]" office:value-type="float" office:value="-0.948845381382853">
            <text:p>-0.95</text:p>
          </table:table-cell>
          <table:table-cell table:formula="of:=[.$G$4]*[.F44]+[.$G$5]*[.H44]+[.$G$6]*[.I44]+[.J44]" office:value-type="float" office:value="70.3534949837669">
            <text:p>70.35</text:p>
          </table:table-cell>
          <table:table-cell/>
          <table:table-cell table:style-name="ce7" table:formula="of:=[.$M$4]*[.F44]+[.$M$5]*[.G44]+[.$M$6]*[.H44]+[.I44]" office:value-type="float" office:value="63.1407226071694">
            <text:p>63.14</text:p>
          </table:table-cell>
          <table:table-cell table:style-name="ce7" table:formula="of:=[.H44] * [.$O$6]" office:value-type="float" office:value="4.39345376786157">
            <text:p>4.39</text:p>
          </table:table-cell>
          <table:table-cell table:style-name="ce7" table:formula="of:=[.M44] * -1" office:value-type="float" office:value="-63.1407226071694">
            <text:p>-63.1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4">
            <text:p>34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LOG([.G45])" office:value-type="float" office:value="1.27875360095283">
            <text:p>1.28</text:p>
          </table:table-cell>
          <table:table-cell table:formula="of:=[.G45]*[.H45]" office:value-type="float" office:value="24.2963184181037">
            <text:p>24.30</text:p>
          </table:table-cell>
          <table:table-cell table:formula="of:=(RAND()*2-1)*[.$G$7]" office:value-type="float" office:value="-0.374338285531849">
            <text:p>-0.37</text:p>
          </table:table-cell>
          <table:table-cell table:formula="of:=[.$G$4]*[.F45]+[.$G$5]*[.H45]+[.$G$6]*[.I45]+[.J45]" office:value-type="float" office:value="76.0649237905811">
            <text:p>76.06</text:p>
          </table:table-cell>
          <table:table-cell/>
          <table:table-cell table:style-name="ce7" table:formula="of:=[.$M$4]*[.F45]+[.$M$5]*[.G45]+[.$M$6]*[.H45]+[.I45]" office:value-type="float" office:value="66.8925792209622">
            <text:p>66.89</text:p>
          </table:table-cell>
          <table:table-cell table:style-name="ce7" table:formula="of:=[.H45] * [.$O$6]" office:value-type="float" office:value="4.4756376033349">
            <text:p>4.48</text:p>
          </table:table-cell>
          <table:table-cell table:style-name="ce7" table:formula="of:=[.M45] * -1" office:value-type="float" office:value="-66.8925792209622">
            <text:p>-66.8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5">
            <text:p>35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LOG([.G46])" office:value-type="float" office:value="1.30102999566398">
            <text:p>1.30</text:p>
          </table:table-cell>
          <table:table-cell table:formula="of:=[.G46]*[.H46]" office:value-type="float" office:value="26.0205999132796">
            <text:p>26.02</text:p>
          </table:table-cell>
          <table:table-cell table:formula="of:=(RAND()*2-1)*[.$G$7]" office:value-type="float" office:value="-0.745599187910557">
            <text:p>-0.75</text:p>
          </table:table-cell>
          <table:table-cell table:formula="of:=[.$G$4]*[.F46]+[.$G$5]*[.H46]+[.$G$6]*[.I46]+[.J46]" office:value-type="float" office:value="80.8962763759412">
            <text:p>80.90</text:p>
          </table:table-cell>
          <table:table-cell/>
          <table:table-cell table:style-name="ce7" table:formula="of:=[.$M$4]*[.F46]+[.$M$5]*[.G46]+[.$M$6]*[.H46]+[.I46]" office:value-type="float" office:value="70.6636899002716">
            <text:p>70.66</text:p>
          </table:table-cell>
          <table:table-cell table:style-name="ce7" table:formula="of:=[.H46] * [.$O$6]" office:value-type="float" office:value="4.55360498482393">
            <text:p>4.55</text:p>
          </table:table-cell>
          <table:table-cell table:style-name="ce7" table:formula="of:=[.M46] * -1" office:value-type="float" office:value="-70.6636899002716">
            <text:p>-70.6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6">
            <text:p>36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LOG([.G47])" office:value-type="float" office:value="1.32221929473392">
            <text:p>1.32</text:p>
          </table:table-cell>
          <table:table-cell table:formula="of:=[.G47]*[.H47]" office:value-type="float" office:value="27.7666051894123">
            <text:p>27.77</text:p>
          </table:table-cell>
          <table:table-cell table:formula="of:=(RAND()*2-1)*[.$G$7]" office:value-type="float" office:value="0.867518678307533">
            <text:p>0.87</text:p>
          </table:table-cell>
          <table:table-cell table:formula="of:=[.$G$4]*[.F47]+[.$G$5]*[.H47]+[.$G$6]*[.I47]+[.J47]" office:value-type="float" office:value="87.7745384817345">
            <text:p>87.77</text:p>
          </table:table-cell>
          <table:table-cell/>
          <table:table-cell table:style-name="ce7" table:formula="of:=[.$M$4]*[.F47]+[.$M$5]*[.G47]+[.$M$6]*[.H47]+[.I47]" office:value-type="float" office:value="74.4532630736141">
            <text:p>74.45</text:p>
          </table:table-cell>
          <table:table-cell table:style-name="ce7" table:formula="of:=[.H47] * [.$O$6]" office:value-type="float" office:value="4.62776753156872">
            <text:p>4.63</text:p>
          </table:table-cell>
          <table:table-cell table:style-name="ce7" table:formula="of:=[.M47] * -1" office:value-type="float" office:value="-74.4532630736141">
            <text:p>-74.4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7">
            <text:p>37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LOG([.G48])" office:value-type="float" office:value="1.34242268082221">
            <text:p>1.34</text:p>
          </table:table-cell>
          <table:table-cell table:formula="of:=[.G48]*[.H48]" office:value-type="float" office:value="29.5332989780885">
            <text:p>29.53</text:p>
          </table:table-cell>
          <table:table-cell table:formula="of:=(RAND()*2-1)*[.$G$7]" office:value-type="float" office:value="0.730175985489041">
            <text:p>0.73</text:p>
          </table:table-cell>
          <table:table-cell table:formula="of:=[.$G$4]*[.F48]+[.$G$5]*[.H48]+[.$G$6]*[.I48]+[.J48]" office:value-type="float" office:value="92.9619996803509">
            <text:p>92.96</text:p>
          </table:table-cell>
          <table:table-cell/>
          <table:table-cell table:style-name="ce7" table:formula="of:=[.$M$4]*[.F48]+[.$M$5]*[.G48]+[.$M$6]*[.H48]+[.I48]" office:value-type="float" office:value="78.2605670205552">
            <text:p>78.26</text:p>
          </table:table-cell>
          <table:table-cell table:style-name="ce7" table:formula="of:=[.H48] * [.$O$6]" office:value-type="float" office:value="4.69847938287772">
            <text:p>4.70</text:p>
          </table:table-cell>
          <table:table-cell table:style-name="ce7" table:formula="of:=[.M48] * -1" office:value-type="float" office:value="-78.2605670205552">
            <text:p>-78.2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8">
            <text:p>38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LOG([.G49])" office:value-type="float" office:value="1.36172783601759">
            <text:p>1.36</text:p>
          </table:table-cell>
          <table:table-cell table:formula="of:=[.G49]*[.H49]" office:value-type="float" office:value="31.3197402284046">
            <text:p>31.32</text:p>
          </table:table-cell>
          <table:table-cell table:formula="of:=(RAND()*2-1)*[.$G$7]" office:value-type="float" office:value="-0.0163103914819658">
            <text:p>-0.02</text:p>
          </table:table-cell>
          <table:table-cell table:formula="of:=[.$G$4]*[.F49]+[.$G$5]*[.H49]+[.$G$6]*[.I49]+[.J49]" office:value-type="float" office:value="97.5973575757776">
            <text:p>97.60</text:p>
          </table:table-cell>
          <table:table-cell/>
          <table:table-cell table:style-name="ce7" table:formula="of:=[.$M$4]*[.F49]+[.$M$5]*[.G49]+[.$M$6]*[.H49]+[.I49]" office:value-type="float" office:value="82.0849237364574">
            <text:p>82.08</text:p>
          </table:table-cell>
          <table:table-cell table:style-name="ce7" table:formula="of:=[.H49] * [.$O$6]" office:value-type="float" office:value="4.76604742606158">
            <text:p>4.77</text:p>
          </table:table-cell>
          <table:table-cell table:style-name="ce7" table:formula="of:=[.M49] * -1" office:value-type="float" office:value="-82.0849237364574">
            <text:p>-82.0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9">
            <text:p>39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LOG([.G50])" office:value-type="float" office:value="1.38021124171161">
            <text:p>1.38</text:p>
          </table:table-cell>
          <table:table-cell table:formula="of:=[.G50]*[.H50]" office:value-type="float" office:value="33.1250698010785">
            <text:p>33.13</text:p>
          </table:table-cell>
          <table:table-cell table:formula="of:=(RAND()*2-1)*[.$G$7]" office:value-type="float" office:value="-0.67059827549383">
            <text:p>-0.67</text:p>
          </table:table-cell>
          <table:table-cell table:formula="of:=[.$G$4]*[.F50]+[.$G$5]*[.H50]+[.$G$6]*[.I50]+[.J50]" office:value-type="float" office:value="102.379555194524">
            <text:p>102.38</text:p>
          </table:table-cell>
          <table:table-cell/>
          <table:table-cell table:style-name="ce7" table:formula="of:=[.$M$4]*[.F50]+[.$M$5]*[.G50]+[.$M$6]*[.H50]+[.I50]" office:value-type="float" office:value="85.9257035262134">
            <text:p>85.93</text:p>
          </table:table-cell>
          <table:table-cell table:style-name="ce7" table:formula="of:=[.H50] * [.$O$6]" office:value-type="float" office:value="4.83073934599062">
            <text:p>4.83</text:p>
          </table:table-cell>
          <table:table-cell table:style-name="ce7" table:formula="of:=[.M50] * -1" office:value-type="float" office:value="-85.9257035262134">
            <text:p>-85.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0">
            <text:p>4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LOG([.G51])" office:value-type="float" office:value="1.39794000867204">
            <text:p>1.40</text:p>
          </table:table-cell>
          <table:table-cell table:formula="of:=[.G51]*[.H51]" office:value-type="float" office:value="34.9485002168009">
            <text:p>34.95</text:p>
          </table:table-cell>
          <table:table-cell table:formula="of:=(RAND()*2-1)*[.$G$7]" office:value-type="float" office:value="0.445981257595122">
            <text:p>0.45</text:p>
          </table:table-cell>
          <table:table-cell table:formula="of:=[.$G$4]*[.F51]+[.$G$5]*[.H51]+[.$G$6]*[.I51]+[.J51]" office:value-type="float" office:value="108.985055825486">
            <text:p>108.99</text:p>
          </table:table-cell>
          <table:table-cell/>
          <table:table-cell table:style-name="ce7" table:formula="of:=[.$M$4]*[.F51]+[.$M$5]*[.G51]+[.$M$6]*[.H51]+[.I51]" office:value-type="float" office:value="89.7823202428171">
            <text:p>89.78</text:p>
          </table:table-cell>
          <table:table-cell table:style-name="ce7" table:formula="of:=[.H51] * [.$O$6]" office:value-type="float" office:value="4.89279003035213">
            <text:p>4.89</text:p>
          </table:table-cell>
          <table:table-cell table:style-name="ce7" table:formula="of:=[.M51] * -1" office:value-type="float" office:value="-89.7823202428171">
            <text:p>-89.7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1">
            <text:p>41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LOG([.G52])" office:value-type="float" office:value="1.41497334797082">
            <text:p>1.41</text:p>
          </table:table-cell>
          <table:table-cell table:formula="of:=[.G52]*[.H52]" office:value-type="float" office:value="36.7893070472413">
            <text:p>36.79</text:p>
          </table:table-cell>
          <table:table-cell table:formula="of:=(RAND()*2-1)*[.$G$7]" office:value-type="float" office:value="0.603837795555592">
            <text:p>0.60</text:p>
          </table:table-cell>
          <table:table-cell table:formula="of:=[.$G$4]*[.F52]+[.$G$5]*[.H52]+[.$G$6]*[.I52]+[.J52]" office:value-type="float" office:value="114.682234449282">
            <text:p>114.68</text:p>
          </table:table-cell>
          <table:table-cell/>
          <table:table-cell table:style-name="ce7" table:formula="of:=[.$M$4]*[.F52]+[.$M$5]*[.G52]+[.$M$6]*[.H52]+[.I52]" office:value-type="float" office:value="93.6542270911537">
            <text:p>93.65</text:p>
          </table:table-cell>
          <table:table-cell table:style-name="ce7" table:formula="of:=[.H52] * [.$O$6]" office:value-type="float" office:value="4.95240671789786">
            <text:p>4.95</text:p>
          </table:table-cell>
          <table:table-cell table:style-name="ce7" table:formula="of:=[.M52] * -1" office:value-type="float" office:value="-93.6542270911537">
            <text:p>-93.6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2">
            <text:p>42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LOG([.G53])" office:value-type="float" office:value="1.43136376415899">
            <text:p>1.43</text:p>
          </table:table-cell>
          <table:table-cell table:formula="of:=[.G53]*[.H53]" office:value-type="float" office:value="38.6468216322926">
            <text:p>38.65</text:p>
          </table:table-cell>
          <table:table-cell table:formula="of:=(RAND()*2-1)*[.$G$7]" office:value-type="float" office:value="-0.316253273747861">
            <text:p>-0.32</text:p>
          </table:table-cell>
          <table:table-cell table:formula="of:=[.$G$4]*[.F53]+[.$G$5]*[.H53]+[.$G$6]*[.I53]+[.J53]" office:value-type="float" office:value="119.349983738909">
            <text:p>119.35</text:p>
          </table:table-cell>
          <table:table-cell/>
          <table:table-cell table:style-name="ce7" table:formula="of:=[.$M$4]*[.F53]+[.$M$5]*[.G53]+[.$M$6]*[.H53]+[.I53]" office:value-type="float" office:value="97.5409129247696">
            <text:p>97.54</text:p>
          </table:table-cell>
          <table:table-cell table:style-name="ce7" table:formula="of:=[.H53] * [.$O$6]" office:value-type="float" office:value="5.00977317455645">
            <text:p>5.01</text:p>
          </table:table-cell>
          <table:table-cell table:style-name="ce7" table:formula="of:=[.M53] * -1" office:value-type="float" office:value="-97.5409129247696">
            <text:p>-97.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3">
            <text:p>43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LOG([.G54])" office:value-type="float" office:value="1.44715803134222">
            <text:p>1.45</text:p>
          </table:table-cell>
          <table:table-cell table:formula="of:=[.G54]*[.H54]" office:value-type="float" office:value="40.5204248775821">
            <text:p>40.52</text:p>
          </table:table-cell>
          <table:table-cell table:formula="of:=(RAND()*2-1)*[.$G$7]" office:value-type="float" office:value="0.974558389745653">
            <text:p>0.97</text:p>
          </table:table-cell>
          <table:table-cell table:formula="of:=[.$G$4]*[.F54]+[.$G$5]*[.H54]+[.$G$6]*[.I54]+[.J54]" office:value-type="float" office:value="126.27540682603">
            <text:p>126.28</text:p>
          </table:table-cell>
          <table:table-cell/>
          <table:table-cell table:style-name="ce7" table:formula="of:=[.$M$4]*[.F54]+[.$M$5]*[.G54]+[.$M$6]*[.H54]+[.I54]" office:value-type="float" office:value="101.441898971609">
            <text:p>101.44</text:p>
          </table:table-cell>
          <table:table-cell table:style-name="ce7" table:formula="of:=[.H54] * [.$O$6]" office:value-type="float" office:value="5.06505310969777">
            <text:p>5.07</text:p>
          </table:table-cell>
          <table:table-cell table:style-name="ce7" table:formula="of:=[.M54] * -1" office:value-type="float" office:value="-101.441898971609">
            <text:p>-101.4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4">
            <text:p>44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LOG([.G55])" office:value-type="float" office:value="1.46239799789896">
            <text:p>1.46</text:p>
          </table:table-cell>
          <table:table-cell table:formula="of:=[.G55]*[.H55]" office:value-type="float" office:value="42.4095419390697">
            <text:p>42.41</text:p>
          </table:table-cell>
          <table:table-cell table:formula="of:=(RAND()*2-1)*[.$G$7]" office:value-type="float" office:value="-0.585419839713723">
            <text:p>-0.59</text:p>
          </table:table-cell>
          <table:table-cell table:formula="of:=[.$G$4]*[.F55]+[.$G$5]*[.H55]+[.$G$6]*[.I55]+[.J55]" office:value-type="float" office:value="130.395185270667">
            <text:p>130.40</text:p>
          </table:table-cell>
          <table:table-cell/>
          <table:table-cell table:style-name="ce7" table:formula="of:=[.$M$4]*[.F55]+[.$M$5]*[.G55]+[.$M$6]*[.H55]+[.I55]" office:value-type="float" office:value="105.356735932767">
            <text:p>105.36</text:p>
          </table:table-cell>
          <table:table-cell table:style-name="ce7" table:formula="of:=[.H55] * [.$O$6]" office:value-type="float" office:value="5.11839299264635">
            <text:p>5.12</text:p>
          </table:table-cell>
          <table:table-cell table:style-name="ce7" table:formula="of:=[.M55] * -1" office:value-type="float" office:value="-105.356735932767">
            <text:p>-105.3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5">
            <text:p>45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LOG([.G56])" office:value-type="float" office:value="1.47712125471966">
            <text:p>1.48</text:p>
          </table:table-cell>
          <table:table-cell table:formula="of:=[.G56]*[.H56]" office:value-type="float" office:value="44.3136376415899">
            <text:p>44.31</text:p>
          </table:table-cell>
          <table:table-cell table:formula="of:=(RAND()*2-1)*[.$G$7]" office:value-type="float" office:value="-0.365016641095281">
            <text:p>-0.37</text:p>
          </table:table-cell>
          <table:table-cell table:formula="of:=[.$G$4]*[.F56]+[.$G$5]*[.H56]+[.$G$6]*[.I56]+[.J56]" office:value-type="float" office:value="136.338973754167">
            <text:p>136.34</text:p>
          </table:table-cell>
          <table:table-cell/>
          <table:table-cell table:style-name="ce7" table:formula="of:=[.$M$4]*[.F56]+[.$M$5]*[.G56]+[.$M$6]*[.H56]+[.I56]" office:value-type="float" office:value="109.285001405749">
            <text:p>109.29</text:p>
          </table:table-cell>
          <table:table-cell table:style-name="ce7" table:formula="of:=[.H56] * [.$O$6]" office:value-type="float" office:value="5.16992439151882">
            <text:p>5.17</text:p>
          </table:table-cell>
          <table:table-cell table:style-name="ce7" table:formula="of:=[.M56] * -1" office:value-type="float" office:value="-109.285001405749">
            <text:p>-109.2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6">
            <text:p>46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LOG([.G57])" office:value-type="float" office:value="1.49136169383427">
            <text:p>1.49</text:p>
          </table:table-cell>
          <table:table-cell table:formula="of:=[.G57]*[.H57]" office:value-type="float" office:value="46.2322125088625">
            <text:p>46.23</text:p>
          </table:table-cell>
          <table:table-cell table:formula="of:=(RAND()*2-1)*[.$G$7]" office:value-type="float" office:value="0.124964555725455">
            <text:p>0.12</text:p>
          </table:table-cell>
          <table:table-cell table:formula="of:=[.$G$4]*[.F57]+[.$G$5]*[.H57]+[.$G$6]*[.I57]+[.J57]" office:value-type="float" office:value="142.594550747763">
            <text:p>142.59</text:p>
          </table:table-cell>
          <table:table-cell/>
          <table:table-cell table:style-name="ce7" table:formula="of:=[.$M$4]*[.F57]+[.$M$5]*[.G57]+[.$M$6]*[.H57]+[.I57]" office:value-type="float" office:value="113.226297590365">
            <text:p>113.23</text:p>
          </table:table-cell>
          <table:table-cell table:style-name="ce7" table:formula="of:=[.H57] * [.$O$6]" office:value-type="float" office:value="5.21976592841995">
            <text:p>5.22</text:p>
          </table:table-cell>
          <table:table-cell table:style-name="ce7" table:formula="of:=[.M57] * -1" office:value-type="float" office:value="-113.226297590365">
            <text:p>-113.2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7">
            <text:p>47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LOG([.G58])" office:value-type="float" office:value="1.50514997831991">
            <text:p>1.51</text:p>
          </table:table-cell>
          <table:table-cell table:formula="of:=[.G58]*[.H58]" office:value-type="float" office:value="48.164799306237">
            <text:p>48.16</text:p>
          </table:table-cell>
          <table:table-cell table:formula="of:=(RAND()*2-1)*[.$G$7]" office:value-type="float" office:value="0.0565873817540705">
            <text:p>0.06</text:p>
          </table:table-cell>
          <table:table-cell table:formula="of:=[.$G$4]*[.F58]+[.$G$5]*[.H58]+[.$G$6]*[.I58]+[.J58]" office:value-type="float" office:value="148.332651027448">
            <text:p>148.33</text:p>
          </table:table-cell>
          <table:table-cell/>
          <table:table-cell table:style-name="ce7" table:formula="of:=[.$M$4]*[.F58]+[.$M$5]*[.G58]+[.$M$6]*[.H58]+[.I58]" office:value-type="float" office:value="117.180249241197">
            <text:p>117.18</text:p>
          </table:table-cell>
          <table:table-cell table:style-name="ce7" table:formula="of:=[.H58] * [.$O$6]" office:value-type="float" office:value="5.26802492411967">
            <text:p>5.27</text:p>
          </table:table-cell>
          <table:table-cell table:style-name="ce7" table:formula="of:=[.M58] * -1" office:value-type="float" office:value="-117.180249241197">
            <text:p>-117.1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8">
            <text:p>48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LOG([.G59])" office:value-type="float" office:value="1.51851393987789">
            <text:p>1.52</text:p>
          </table:table-cell>
          <table:table-cell table:formula="of:=[.G59]*[.H59]" office:value-type="float" office:value="50.1109600159703">
            <text:p>50.11</text:p>
          </table:table-cell>
          <table:table-cell table:formula="of:=(RAND()*2-1)*[.$G$7]" office:value-type="float" office:value="-0.521263359114528">
            <text:p>-0.52</text:p>
          </table:table-cell>
          <table:table-cell table:formula="of:=[.$G$4]*[.F59]+[.$G$5]*[.H59]+[.$G$6]*[.I59]+[.J59]" office:value-type="float" office:value="153.600911622339">
            <text:p>153.60</text:p>
          </table:table-cell>
          <table:table-cell/>
          <table:table-cell table:style-name="ce7" table:formula="of:=[.$M$4]*[.F59]+[.$M$5]*[.G59]+[.$M$6]*[.H59]+[.I59]" office:value-type="float" office:value="121.146501835604">
            <text:p>121.15</text:p>
          </table:table-cell>
          <table:table-cell table:style-name="ce7" table:formula="of:=[.H59] * [.$O$6]" office:value-type="float" office:value="5.31479878957261">
            <text:p>5.31</text:p>
          </table:table-cell>
          <table:table-cell table:style-name="ce7" table:formula="of:=[.M59] * -1" office:value-type="float" office:value="-121.146501835604">
            <text:p>-121.1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9">
            <text:p>49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LOG([.G60])" office:value-type="float" office:value="1.53147891704226">
            <text:p>1.53</text:p>
          </table:table-cell>
          <table:table-cell table:formula="of:=[.G60]*[.H60]" office:value-type="float" office:value="52.0702831794367">
            <text:p>52.07</text:p>
          </table:table-cell>
          <table:table-cell table:formula="of:=(RAND()*2-1)*[.$G$7]" office:value-type="float" office:value="-0.477824363857508">
            <text:p>-0.48</text:p>
          </table:table-cell>
          <table:table-cell table:formula="of:=[.$G$4]*[.F60]+[.$G$5]*[.H60]+[.$G$6]*[.I60]+[.J60]" office:value-type="float" office:value="159.528921943052">
            <text:p>159.53</text:p>
          </table:table-cell>
          <table:table-cell/>
          <table:table-cell table:style-name="ce7" table:formula="of:=[.$M$4]*[.F60]+[.$M$5]*[.G60]+[.$M$6]*[.H60]+[.I60]" office:value-type="float" office:value="125.124719930563">
            <text:p>125.12</text:p>
          </table:table-cell>
          <table:table-cell table:style-name="ce7" table:formula="of:=[.H60] * [.$O$6]" office:value-type="float" office:value="5.36017620964789">
            <text:p>5.36</text:p>
          </table:table-cell>
          <table:table-cell table:style-name="ce7" table:formula="of:=[.M60] * -1" office:value-type="float" office:value="-125.124719930563">
            <text:p>-125.1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50">
            <text:p>5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LOG([.G61])" office:value-type="float" office:value="1.54406804435028">
            <text:p>1.54</text:p>
          </table:table-cell>
          <table:table-cell table:formula="of:=[.G61]*[.H61]" office:value-type="float" office:value="54.0423815522596">
            <text:p>54.04</text:p>
          </table:table-cell>
          <table:table-cell table:formula="of:=(RAND()*2-1)*[.$G$7]" office:value-type="float" office:value="0.402843170799315">
            <text:p>0.40</text:p>
          </table:table-cell>
          <table:table-cell table:formula="of:=[.$G$4]*[.F61]+[.$G$5]*[.H61]+[.$G$6]*[.I61]+[.J61]" office:value-type="float" office:value="166.331514412106">
            <text:p>166.33</text:p>
          </table:table-cell>
          <table:table-cell/>
          <table:table-cell table:style-name="ce7" table:formula="of:=[.$M$4]*[.F61]+[.$M$5]*[.G61]+[.$M$6]*[.H61]+[.I61]" office:value-type="float" office:value="129.11458568531">
            <text:p>129.11</text:p>
          </table:table-cell>
          <table:table-cell table:style-name="ce7" table:formula="of:=[.H61] * [.$O$6]" office:value-type="float" office:value="5.40423815522596">
            <text:p>5.40</text:p>
          </table:table-cell>
          <table:table-cell table:style-name="ce7" table:formula="of:=[.M61] * -1" office:value-type="float" office:value="-129.11458568531">
            <text:p>-129.11</text:p>
          </table:table-cell>
          <table:table-cell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NLogN.O89" table:end-x="0.7539in" table:end-y="0.098in" draw:z-index="0" draw:style-name="gr1" draw:text-style-name="P1" svg:width="9.1976in" svg:height="4.076in" svg:x="0.4465in" svg:y="0.1118in">
              <draw:object draw:notify-on-update-of-ranges="NLogN.G12:NLogN.G61 NLogN.K10:NLogN.K11 NLogN.K12:NLogN.K61 NLogN.N11:NLogN.N11 NLogN.N12:NLogN.N61 NLogN.G12:NLogN.G61 NLogN.M11:NLogN.M11 NLogN.M12:NLogN.M61 NLogN.G12:NLogN.G61 NLogN.G12:NLogN.G61 NLogN.H10:NLogN.H11 NLogN.H12:NLogN.H6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2">10/22/2023</text:date>, <text:time>23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29T18:37:52</meta:creation-date>
    <meta:generator>OpenOffice/4.1.14$Win32 OpenOffice.org_project/4114m1$Build-9811</meta:generator>
    <dc:date>2023-10-22T23:36:45.35</dc:date>
    <dc:creator>Eduardo Murillo</dc:creator>
    <meta:editing-duration>PT2H26M4S</meta:editing-duration>
    <meta:editing-cycles>15</meta:editing-cycles>
    <meta:document-statistic meta:table-count="2" meta:cell-count="10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76cm" svg:height="9cm" xlink:href=".." xlink:type="simple" chart:class="chart:scatter" chart:style-name="ch1">
        <chart:legend chart:legend-position="end" svg:x="15.242cm" svg:y="3.402cm" style:legend-expansion="high" chart:style-name="ch2"/>
        <chart:plot-area chart:style-name="ch3" table:cell-range-address="2ndOrderPolynomial.G12:2ndOrderPolynomial.G61 2ndOrderPolynomial.J10:2ndOrderPolynomial.J61 2ndOrderPolynomial.M11:2ndOrderPolynomial.N61 2ndOrderPolynomial.I11:2ndOrderPolynomial.I61" chart:data-source-has-labels="row" svg:x="0.823cm" svg:y="0.855cm" svg:width="13.673cm" svg:height="7.545cm">
          <chartooo:coordinate-region svg:x="2.397cm" svg:y="1.067cm" svg:width="11.6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ndOrderPolynomial.J12:2ndOrderPolynomial.J61" chart:label-cell-address="2ndOrderPolynomial.J10:2ndOrderPolynomial.J11" chart:class="chart:scatter">
            <chart:domain table:cell-range-address="2ndOrderPolynomial.G12:2ndOrderPolynomial.G61"/>
            <chart:data-point chart:repeated="50"/>
          </chart:series>
          <chart:series chart:style-name="ch7" chart:values-cell-range-address="2ndOrderPolynomial.M12:2ndOrderPolynomial.M61" chart:label-cell-address="2ndOrderPolynomial.M11:2ndOrderPolynomial.M11" chart:class="chart:scatter">
            <chart:data-point chart:repeated="50"/>
          </chart:series>
          <chart:series chart:style-name="ch8" chart:values-cell-range-address="2ndOrderPolynomial.N12:2ndOrderPolynomial.N61" chart:label-cell-address="2ndOrderPolynomial.N11:2ndOrderPolynomial.N11" chart:class="chart:scatter">
            <chart:data-point chart:repeated="50"/>
          </chart:series>
          <chart:series chart:style-name="ch9" chart:values-cell-range-address="2ndOrderPolynomial.I12:2ndOrderPolynomial.I61" chart:label-cell-address="2ndOrderPolynomial.I11:2ndOrderPolynomial.I1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  Function</text:p>
                <text:list>
                  <text:list-item>
                    <text:p>f </text:p>
                  </text:list-item>
                  <text:list-item>
                    <text:p>Function</text:p>
                  </text:list-item>
                </text:list>
                <draw:g>
                  <svg:desc>2ndOrderPolynomial.J10:2ndOrderPolynomial.J11</svg:desc>
                </draw:g>
              </table:table-cell>
              <table:table-cell office:value-type="string">
                <text:p>Curve Fit</text:p>
                <draw:g>
                  <svg:desc>2ndOrderPolynomial.M11:2ndOrderPolynomial.M11</svg:desc>
                </draw:g>
              </table:table-cell>
              <table:table-cell office:value-type="string">
                <text:p>Big O C''(N^2)</text:p>
                <draw:g>
                  <svg:desc>2ndOrderPolynomial.N11:2ndOrderPolynomial.N11</svg:desc>
                </draw:g>
              </table:table-cell>
              <table:table-cell office:value-type="string">
                <text:p>Noise</text:p>
                <draw:g>
                  <svg:desc>2ndOrderPolynomial.I11:2ndOrderPolynomial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2ndOrderPolynomial.G12:2ndOrderPolynomial.G61</svg:desc>
                </draw:g>
              </table:table-cell>
              <table:table-cell office:value-type="float" office:value="0.733625010587275">
                <text:p>0.733625010587275</text:p>
                <draw:g>
                  <svg:desc>2ndOrderPolynomial.J12:2ndOrderPolynomial.J61</svg:desc>
                </draw:g>
              </table:table-cell>
              <table:table-cell office:value-type="float" office:value="0.868625010587275">
                <text:p>0.868625010587275</text:p>
                <draw:g>
                  <svg:desc>2ndOrderPolynomial.M12:2ndOrderPolynomial.M61</svg:desc>
                </draw:g>
              </table:table-cell>
              <table:table-cell office:value-type="float" office:value="0.21875">
                <text:p>0.21875</text:p>
                <draw:g>
                  <svg:desc>2ndOrderPolynomial.N12:2ndOrderPolynomial.N61</svg:desc>
                </draw:g>
              </table:table-cell>
              <table:table-cell office:value-type="float" office:value="-0.953874989412725">
                <text:p>-0.953874989412725</text:p>
                <draw:g>
                  <svg:desc>2ndOrderPolynomial.I12:2ndOrderPolynomial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18866587197408">
                <text:p>3.18866587197408</text:p>
              </table:table-cell>
              <table:table-cell office:value-type="float" office:value="3.31866587197408">
                <text:p>3.31866587197408</text:p>
              </table:table-cell>
              <table:table-cell office:value-type="float" office:value="0.875">
                <text:p>0.875</text:p>
              </table:table-cell>
              <table:table-cell office:value-type="float" office:value="0.438665871974081">
                <text:p>0.438665871974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.15646220650524">
                <text:p>4.15646220650524</text:p>
              </table:table-cell>
              <table:table-cell office:value-type="float" office:value="4.28146220650524">
                <text:p>4.28146220650524</text:p>
              </table:table-cell>
              <table:table-cell office:value-type="float" office:value="1.96875">
                <text:p>1.96875</text:p>
              </table:table-cell>
              <table:table-cell office:value-type="float" office:value="-0.031037793494761">
                <text:p>-0.03103779349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70894660800695">
                <text:p>6.70894660800695</text:p>
              </table:table-cell>
              <table:table-cell office:value-type="float" office:value="6.82894660800695">
                <text:p>6.82894660800695</text:p>
              </table:table-cell>
              <table:table-cell office:value-type="float" office:value="3.5">
                <text:p>3.5</text:p>
              </table:table-cell>
              <table:table-cell office:value-type="float" office:value="0.708946608006954">
                <text:p>0.708946608006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8.40406528813764">
                <text:p>8.40406528813764</text:p>
              </table:table-cell>
              <table:table-cell office:value-type="float" office:value="8.51906528813765">
                <text:p>8.51906528813765</text:p>
              </table:table-cell>
              <table:table-cell office:value-type="float" office:value="5.46875">
                <text:p>5.46875</text:p>
              </table:table-cell>
              <table:table-cell office:value-type="float" office:value="0.216565288137645">
                <text:p>0.216565288137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9.75707114394754">
                <text:p>9.75707114394754</text:p>
              </table:table-cell>
              <table:table-cell office:value-type="float" office:value="9.86707114394754">
                <text:p>9.86707114394754</text:p>
              </table:table-cell>
              <table:table-cell office:value-type="float" office:value="7.875">
                <text:p>7.875</text:p>
              </table:table-cell>
              <table:table-cell office:value-type="float" office:value="-0.992928856052458">
                <text:p>-0.992928856052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13.0321807512082">
                <text:p>13.0321807512082</text:p>
              </table:table-cell>
              <table:table-cell office:value-type="float" office:value="13.1371807512082">
                <text:p>13.1371807512082</text:p>
              </table:table-cell>
              <table:table-cell office:value-type="float" office:value="10.71875">
                <text:p>10.71875</text:p>
              </table:table-cell>
              <table:table-cell office:value-type="float" office:value="-0.655319248791784">
                <text:p>-0.655319248791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.6415317137726">
                <text:p>17.6415317137726</text:p>
              </table:table-cell>
              <table:table-cell office:value-type="float" office:value="17.7415317137726">
                <text:p>17.7415317137726</text:p>
              </table:table-cell>
              <table:table-cell office:value-type="float" office:value="14">
                <text:p>14</text:p>
              </table:table-cell>
              <table:table-cell office:value-type="float" office:value="0.641531713772565">
                <text:p>0.641531713772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21.6562883495353">
                <text:p>21.6562883495353</text:p>
              </table:table-cell>
              <table:table-cell office:value-type="float" office:value="21.7512883495353">
                <text:p>21.7512883495353</text:p>
              </table:table-cell>
              <table:table-cell office:value-type="float" office:value="17.71875">
                <text:p>17.71875</text:p>
              </table:table-cell>
              <table:table-cell office:value-type="float" office:value="0.968788349535316">
                <text:p>0.968788349535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5.0469754436053">
                <text:p>25.0469754436053</text:p>
              </table:table-cell>
              <table:table-cell office:value-type="float" office:value="25.1369754436053">
                <text:p>25.1369754436053</text:p>
              </table:table-cell>
              <table:table-cell office:value-type="float" office:value="21.875">
                <text:p>21.875</text:p>
              </table:table-cell>
              <table:table-cell office:value-type="float" office:value="0.296975443605334">
                <text:p>0.296975443605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28.3472730861977">
                <text:p>28.3472730861977</text:p>
              </table:table-cell>
              <table:table-cell office:value-type="float" office:value="28.4322730861977">
                <text:p>28.4322730861977</text:p>
              </table:table-cell>
              <table:table-cell office:value-type="float" office:value="26.46875">
                <text:p>26.46875</text:p>
              </table:table-cell>
              <table:table-cell office:value-type="float" office:value="-0.840226913802326">
                <text:p>-0.840226913802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3.402253920678">
                <text:p>33.402253920678</text:p>
              </table:table-cell>
              <table:table-cell office:value-type="float" office:value="33.482253920678">
                <text:p>33.482253920678</text:p>
              </table:table-cell>
              <table:table-cell office:value-type="float" office:value="31.5">
                <text:p>31.5</text:p>
              </table:table-cell>
              <table:table-cell office:value-type="float" office:value="-0.597746079321951">
                <text:p>-0.59774607932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39.7248410927132">
                <text:p>39.7248410927132</text:p>
              </table:table-cell>
              <table:table-cell office:value-type="float" office:value="39.7998410927132">
                <text:p>39.7998410927132</text:p>
              </table:table-cell>
              <table:table-cell office:value-type="float" office:value="36.96875">
                <text:p>36.96875</text:p>
              </table:table-cell>
              <table:table-cell office:value-type="float" office:value="0.537341092713177">
                <text:p>0.537341092713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45.2520604711026">
                <text:p>45.2520604711026</text:p>
              </table:table-cell>
              <table:table-cell office:value-type="float" office:value="45.3220604711026">
                <text:p>45.3220604711026</text:p>
              </table:table-cell>
              <table:table-cell office:value-type="float" office:value="42.875">
                <text:p>42.875</text:p>
              </table:table-cell>
              <table:table-cell office:value-type="float" office:value="0.502060471102595">
                <text:p>0.502060471102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50.1929906229489">
                <text:p>50.1929906229489</text:p>
              </table:table-cell>
              <table:table-cell office:value-type="float" office:value="50.2579906229489">
                <text:p>50.2579906229489</text:p>
              </table:table-cell>
              <table:table-cell office:value-type="float" office:value="49.21875">
                <text:p>49.21875</text:p>
              </table:table-cell>
              <table:table-cell office:value-type="float" office:value="-0.494509377051145">
                <text:p>-0.494509377051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57.6351571460255">
                <text:p>57.6351571460255</text:p>
              </table:table-cell>
              <table:table-cell office:value-type="float" office:value="57.6951571460255">
                <text:p>57.6951571460255</text:p>
              </table:table-cell>
              <table:table-cell office:value-type="float" office:value="56">
                <text:p>56</text:p>
              </table:table-cell>
              <table:table-cell office:value-type="float" office:value="0.635157146025449">
                <text:p>0.63515714602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63.7445975593291">
                <text:p>63.7445975593291</text:p>
              </table:table-cell>
              <table:table-cell office:value-type="float" office:value="63.7995975593291">
                <text:p>63.7995975593291</text:p>
              </table:table-cell>
              <table:table-cell office:value-type="float" office:value="63.21875">
                <text:p>63.21875</text:p>
              </table:table-cell>
              <table:table-cell office:value-type="float" office:value="0.0570975593291223">
                <text:p>0.0570975593291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71.4251796761528">
                <text:p>71.4251796761528</text:p>
              </table:table-cell>
              <table:table-cell office:value-type="float" office:value="71.4751796761528">
                <text:p>71.4751796761528</text:p>
              </table:table-cell>
              <table:table-cell office:value-type="float" office:value="70.875">
                <text:p>70.875</text:p>
              </table:table-cell>
              <table:table-cell office:value-type="float" office:value="0.675179676152766">
                <text:p>0.675179676152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77.7255195342004">
                <text:p>77.7255195342004</text:p>
              </table:table-cell>
              <table:table-cell office:value-type="float" office:value="77.7705195342004">
                <text:p>77.7705195342004</text:p>
              </table:table-cell>
              <table:table-cell office:value-type="float" office:value="78.96875">
                <text:p>78.96875</text:p>
              </table:table-cell>
              <table:table-cell office:value-type="float" office:value="-0.46198046579957">
                <text:p>-0.46198046579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6.0301491697319">
                <text:p>86.0301491697319</text:p>
              </table:table-cell>
              <table:table-cell office:value-type="float" office:value="86.0701491697319">
                <text:p>86.0701491697319</text:p>
              </table:table-cell>
              <table:table-cell office:value-type="float" office:value="87.5">
                <text:p>87.5</text:p>
              </table:table-cell>
              <table:table-cell office:value-type="float" office:value="0.0301491697318852">
                <text:p>0.0301491697318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21.906778536737">
                <text:p>121.906778536737</text:p>
              </table:table-cell>
              <table:table-cell office:value-type="float" office:value="121.926778536737">
                <text:p>121.926778536737</text:p>
              </table:table-cell>
              <table:table-cell office:value-type="float" office:value="126">
                <text:p>126</text:p>
              </table:table-cell>
              <table:table-cell office:value-type="float" office:value="0.906778536736965">
                <text:p>0.906778536736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61.399475271348">
                <text:p>161.399475271348</text:p>
              </table:table-cell>
              <table:table-cell office:value-type="float" office:value="161.399475271348">
                <text:p>161.399475271348</text:p>
              </table:table-cell>
              <table:table-cell office:value-type="float" office:value="171.5">
                <text:p>171.5</text:p>
              </table:table-cell>
              <table:table-cell office:value-type="float" office:value="-0.60052472865209">
                <text:p>-0.60052472865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08.535710998345">
                <text:p>208.535710998345</text:p>
              </table:table-cell>
              <table:table-cell office:value-type="float" office:value="208.515710998345">
                <text:p>208.515710998345</text:p>
              </table:table-cell>
              <table:table-cell office:value-type="float" office:value="224">
                <text:p>224</text:p>
              </table:table-cell>
              <table:table-cell office:value-type="float" office:value="-0.464289001654834">
                <text:p>-0.464289001654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62.270421144553">
                <text:p>262.270421144553</text:p>
              </table:table-cell>
              <table:table-cell office:value-type="float" office:value="262.230421144553">
                <text:p>262.230421144553</text:p>
              </table:table-cell>
              <table:table-cell office:value-type="float" office:value="283.5">
                <text:p>283.5</text:p>
              </table:table-cell>
              <table:table-cell office:value-type="float" office:value="0.270421144552529">
                <text:p>0.270421144552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21.406821946148">
                <text:p>321.406821946148</text:p>
              </table:table-cell>
              <table:table-cell office:value-type="float" office:value="321.346821946148">
                <text:p>321.346821946148</text:p>
              </table:table-cell>
              <table:table-cell office:value-type="float" office:value="350">
                <text:p>350</text:p>
              </table:table-cell>
              <table:table-cell office:value-type="float" office:value="0.406821946147829">
                <text:p>0.406821946147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385.124232319649">
                <text:p>385.124232319649</text:p>
              </table:table-cell>
              <table:table-cell office:value-type="float" office:value="385.044232319649">
                <text:p>385.044232319649</text:p>
              </table:table-cell>
              <table:table-cell office:value-type="float" office:value="423.5">
                <text:p>423.5</text:p>
              </table:table-cell>
              <table:table-cell office:value-type="float" office:value="-0.875767680350691">
                <text:p>-0.875767680350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456.387236278504">
                <text:p>456.387236278504</text:p>
              </table:table-cell>
              <table:table-cell office:value-type="float" office:value="456.287236278504">
                <text:p>456.287236278504</text:p>
              </table:table-cell>
              <table:table-cell office:value-type="float" office:value="504">
                <text:p>504</text:p>
              </table:table-cell>
              <table:table-cell office:value-type="float" office:value="-0.612763721495867">
                <text:p>-0.612763721495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533.070458226837">
                <text:p>533.070458226837</text:p>
              </table:table-cell>
              <table:table-cell office:value-type="float" office:value="532.950458226837">
                <text:p>532.950458226837</text:p>
              </table:table-cell>
              <table:table-cell office:value-type="float" office:value="591.5">
                <text:p>591.5</text:p>
              </table:table-cell>
              <table:table-cell office:value-type="float" office:value="-0.929541773162782">
                <text:p>-0.9295417731627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616.866310071666">
                <text:p>616.866310071666</text:p>
              </table:table-cell>
              <table:table-cell office:value-type="float" office:value="616.726310071666">
                <text:p>616.726310071666</text:p>
              </table:table-cell>
              <table:table-cell office:value-type="float" office:value="686">
                <text:p>686</text:p>
              </table:table-cell>
              <table:table-cell office:value-type="float" office:value="-0.133689928334206">
                <text:p>-0.133689928334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705.094270901289">
                <text:p>705.094270901289</text:p>
              </table:table-cell>
              <table:table-cell office:value-type="float" office:value="704.934270901289">
                <text:p>704.934270901289</text:p>
              </table:table-cell>
              <table:table-cell office:value-type="float" office:value="787.5">
                <text:p>787.5</text:p>
              </table:table-cell>
              <table:table-cell office:value-type="float" office:value="-0.905729098711163">
                <text:p>-0.905729098711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800.769550061785">
                <text:p>800.769550061785</text:p>
              </table:table-cell>
              <table:table-cell office:value-type="float" office:value="800.589550061785">
                <text:p>800.589550061785</text:p>
              </table:table-cell>
              <table:table-cell office:value-type="float" office:value="896">
                <text:p>896</text:p>
              </table:table-cell>
              <table:table-cell office:value-type="float" office:value="-0.230449938215315">
                <text:p>-0.230449938215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901.255463850685">
                <text:p>901.255463850685</text:p>
              </table:table-cell>
              <table:table-cell office:value-type="float" office:value="901.055463850685">
                <text:p>901.055463850685</text:p>
              </table:table-cell>
              <table:table-cell office:value-type="float" office:value="1011.5">
                <text:p>1011.5</text:p>
              </table:table-cell>
              <table:table-cell office:value-type="float" office:value="-0.744536149315536">
                <text:p>-0.744536149315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008.63463412179">
                <text:p>1008.63463412179</text:p>
              </table:table-cell>
              <table:table-cell office:value-type="float" office:value="1008.41463412179">
                <text:p>1008.41463412179</text:p>
              </table:table-cell>
              <table:table-cell office:value-type="float" office:value="1134">
                <text:p>1134</text:p>
              </table:table-cell>
              <table:table-cell office:value-type="float" office:value="-0.365365878213197">
                <text:p>-0.365365878213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22.0877796202">
                <text:p>1122.0877796202</text:p>
              </table:table-cell>
              <table:table-cell office:value-type="float" office:value="1121.8477796202">
                <text:p>1121.8477796202</text:p>
              </table:table-cell>
              <table:table-cell office:value-type="float" office:value="1263.5">
                <text:p>1263.5</text:p>
              </table:table-cell>
              <table:table-cell office:value-type="float" office:value="0.0877796201966703">
                <text:p>0.08777962019667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240.79995179269">
                <text:p>1240.79995179269</text:p>
              </table:table-cell>
              <table:table-cell office:value-type="float" office:value="1240.53995179269">
                <text:p>1240.53995179269</text:p>
              </table:table-cell>
              <table:table-cell office:value-type="float" office:value="1400">
                <text:p>1400</text:p>
              </table:table-cell>
              <table:table-cell office:value-type="float" office:value="-0.200048207305372">
                <text:p>-0.200048207305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366.72822371917">
                <text:p>1366.72822371917</text:p>
              </table:table-cell>
              <table:table-cell office:value-type="float" office:value="1366.44822371917">
                <text:p>1366.44822371917</text:p>
              </table:table-cell>
              <table:table-cell office:value-type="float" office:value="1543.5">
                <text:p>1543.5</text:p>
              </table:table-cell>
              <table:table-cell office:value-type="float" office:value="0.728223719168454">
                <text:p>0.728223719168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497.66054302221">
                <text:p>1497.66054302221</text:p>
              </table:table-cell>
              <table:table-cell office:value-type="float" office:value="1497.36054302221">
                <text:p>1497.36054302221</text:p>
              </table:table-cell>
              <table:table-cell office:value-type="float" office:value="1694">
                <text:p>1694</text:p>
              </table:table-cell>
              <table:table-cell office:value-type="float" office:value="0.660543022211641">
                <text:p>0.660543022211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1634.16827240679">
                <text:p>1634.16827240679</text:p>
              </table:table-cell>
              <table:table-cell office:value-type="float" office:value="1633.84827240679">
                <text:p>1633.84827240679</text:p>
              </table:table-cell>
              <table:table-cell office:value-type="float" office:value="1851.5">
                <text:p>1851.5</text:p>
              </table:table-cell>
              <table:table-cell office:value-type="float" office:value="0.168272406794131">
                <text:p>0.168272406794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1776.13372240029">
                <text:p>1776.13372240029</text:p>
              </table:table-cell>
              <table:table-cell office:value-type="float" office:value="1775.79372240029">
                <text:p>1775.79372240029</text:p>
              </table:table-cell>
              <table:table-cell office:value-type="float" office:value="2016">
                <text:p>2016</text:p>
              </table:table-cell>
              <table:table-cell office:value-type="float" office:value="-0.866277599707246">
                <text:p>-0.866277599707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925.08643284906">
                <text:p>1925.08643284906</text:p>
              </table:table-cell>
              <table:table-cell office:value-type="float" office:value="1924.72643284906">
                <text:p>1924.72643284906</text:p>
              </table:table-cell>
              <table:table-cell office:value-type="float" office:value="2187.5">
                <text:p>2187.5</text:p>
              </table:table-cell>
              <table:table-cell office:value-type="float" office:value="-0.913567150942981">
                <text:p>-0.913567150942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2080.37074063579">
                <text:p>2080.37074063579</text:p>
              </table:table-cell>
              <table:table-cell office:value-type="float" office:value="2079.99074063579">
                <text:p>2079.99074063579</text:p>
              </table:table-cell>
              <table:table-cell office:value-type="float" office:value="2366">
                <text:p>2366</text:p>
              </table:table-cell>
              <table:table-cell office:value-type="float" office:value="-0.629259364213795">
                <text:p>-0.629259364213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242.51197803859">
                <text:p>2242.51197803859</text:p>
              </table:table-cell>
              <table:table-cell office:value-type="float" office:value="2242.11197803859">
                <text:p>2242.11197803859</text:p>
              </table:table-cell>
              <table:table-cell office:value-type="float" office:value="2551.5">
                <text:p>2551.5</text:p>
              </table:table-cell>
              <table:table-cell office:value-type="float" office:value="0.511978038586676">
                <text:p>0.511978038586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2408.06789868465">
                <text:p>2408.06789868465</text:p>
              </table:table-cell>
              <table:table-cell office:value-type="float" office:value="2407.64789868465">
                <text:p>2407.64789868465</text:p>
              </table:table-cell>
              <table:table-cell office:value-type="float" office:value="2744">
                <text:p>2744</text:p>
              </table:table-cell>
              <table:table-cell office:value-type="float" office:value="-0.932101315353066">
                <text:p>-0.932101315353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2581.90078892792">
                <text:p>2581.90078892792</text:p>
              </table:table-cell>
              <table:table-cell office:value-type="float" office:value="2581.46078892792">
                <text:p>2581.46078892792</text:p>
              </table:table-cell>
              <table:table-cell office:value-type="float" office:value="2943.5">
                <text:p>2943.5</text:p>
              </table:table-cell>
              <table:table-cell office:value-type="float" office:value="-0.0992110720835626">
                <text:p>-0.0992110720835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760.99153039139">
                <text:p>2760.99153039139</text:p>
              </table:table-cell>
              <table:table-cell office:value-type="float" office:value="2760.53153039139">
                <text:p>2760.53153039139</text:p>
              </table:table-cell>
              <table:table-cell office:value-type="float" office:value="3150">
                <text:p>3150</text:p>
              </table:table-cell>
              <table:table-cell office:value-type="float" office:value="-0.00846960861235857">
                <text:p>-0.00846960861235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2945.46385695599">
                <text:p>2945.46385695599</text:p>
              </table:table-cell>
              <table:table-cell office:value-type="float" office:value="2944.98385695599">
                <text:p>2944.98385695599</text:p>
              </table:table-cell>
              <table:table-cell office:value-type="float" office:value="3363.5">
                <text:p>3363.5</text:p>
              </table:table-cell>
              <table:table-cell office:value-type="float" office:value="-0.536143044009805">
                <text:p>-0.536143044009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3137.26112659089">
                <text:p>3137.26112659089</text:p>
              </table:table-cell>
              <table:table-cell office:value-type="float" office:value="3136.76112659089">
                <text:p>3136.76112659089</text:p>
              </table:table-cell>
              <table:table-cell office:value-type="float" office:value="3584">
                <text:p>3584</text:p>
              </table:table-cell>
              <table:table-cell office:value-type="float" office:value="0.261126590892673">
                <text:p>0.261126590892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3334.53134608967">
                <text:p>3334.53134608967</text:p>
              </table:table-cell>
              <table:table-cell office:value-type="float" office:value="3334.01134608967">
                <text:p>3334.01134608967</text:p>
              </table:table-cell>
              <table:table-cell office:value-type="float" office:value="3811.5">
                <text:p>3811.5</text:p>
              </table:table-cell>
              <table:table-cell office:value-type="float" office:value="0.531346089672297">
                <text:p>0.531346089672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3536.7545156423">
                <text:p>3536.7545156423</text:p>
              </table:table-cell>
              <table:table-cell office:value-type="float" office:value="3536.2145156423">
                <text:p>3536.2145156423</text:p>
              </table:table-cell>
              <table:table-cell office:value-type="float" office:value="4046">
                <text:p>4046</text:p>
              </table:table-cell>
              <table:table-cell office:value-type="float" office:value="-0.245484357699752">
                <text:p>-0.245484357699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746.81167089008">
                <text:p>3746.81167089008</text:p>
              </table:table-cell>
              <table:table-cell office:value-type="float" office:value="3746.25167089008">
                <text:p>3746.25167089008</text:p>
              </table:table-cell>
              <table:table-cell office:value-type="float" office:value="4287.5">
                <text:p>4287.5</text:p>
              </table:table-cell>
              <table:table-cell office:value-type="float" office:value="0.811670890077949">
                <text:p>0.811670890077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63cm" svg:height="10.354cm" xlink:href=".." xlink:type="simple" chart:class="chart:scatter" chart:style-name="ch1">
        <chart:legend chart:legend-position="end" svg:x="19.823cm" svg:y="4.079cm" style:legend-expansion="high" chart:style-name="ch2"/>
        <chart:plot-area chart:style-name="ch3" table:cell-range-address="NLogN.G12:NLogN.H61 NLogN.K10:NLogN.K61 NLogN.M11:NLogN.N61 NLogN.H10:NLogN.H11" chart:data-source-has-labels="row" svg:x="0.917cm" svg:y="0.963cm" svg:width="17.972cm" svg:height="8.764cm">
          <chartooo:coordinate-region svg:x="2.2cm" svg:y="1.175cm" svg:width="16.264cm" svg:height="8.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LogN.K12:NLogN.K61" chart:label-cell-address="NLogN.K10:NLogN.K11" chart:class="chart:scatter">
            <chart:domain table:cell-range-address="NLogN.G12:NLogN.G61"/>
            <chart:data-point chart:repeated="50"/>
          </chart:series>
          <chart:series chart:style-name="ch7" chart:values-cell-range-address="NLogN.N12:NLogN.N61" chart:label-cell-address="NLogN.N11:NLogN.N11" chart:class="chart:scatter">
            <chart:data-point chart:repeated="50"/>
          </chart:series>
          <chart:series chart:style-name="ch7" chart:values-cell-range-address="NLogN.M12:NLogN.M61" chart:label-cell-address="NLogN.M11:NLogN.M11" chart:class="chart:scatter">
            <chart:data-point chart:repeated="50"/>
          </chart:series>
          <chart:series chart:style-name="ch8" chart:values-cell-range-address="NLogN.H12:NLogN.H61" chart:label-cell-address="NLogN.H10:NLogN.H11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  Function</text:p>
                <text:list>
                  <text:list-item>
                    <text:p>f </text:p>
                  </text:list-item>
                  <text:list-item>
                    <text:p>Function</text:p>
                  </text:list-item>
                </text:list>
                <draw:g>
                  <svg:desc>NLogN.K10:NLogN.K11</svg:desc>
                </draw:g>
              </table:table-cell>
              <table:table-cell office:value-type="string">
                <text:p>Big O C''(N^2)</text:p>
                <draw:g>
                  <svg:desc>NLogN.N11:NLogN.N11</svg:desc>
                </draw:g>
              </table:table-cell>
              <table:table-cell office:value-type="string">
                <text:p>Curve Fit</text:p>
                <draw:g>
                  <svg:desc>NLogN.M11:NLogN.M11</svg:desc>
                </draw:g>
              </table:table-cell>
              <table:table-cell office:value-type="string">
                <text:p>Log(R1) log(N)</text:p>
                <text:list>
                  <text:list-item>
                    <text:p>Log(R1)</text:p>
                  </text:list-item>
                  <text:list-item>
                    <text:p>log(N)</text:p>
                  </text:list-item>
                </text:list>
                <draw:g>
                  <svg:desc>NLogN.H10:NLogN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NLogN.G12:NLogN.G61</svg:desc>
                </draw:g>
              </table:table-cell>
              <table:table-cell office:value-type="float" office:value="-1.70300981211575">
                <text:p>-1.70300981211575</text:p>
                <draw:g>
                  <svg:desc>NLogN.K12:NLogN.K61</svg:desc>
                </draw:g>
              </table:table-cell>
              <table:table-cell office:value-type="float" office:value="-2.10720996964787">
                <text:p>-2.10720996964787</text:p>
                <draw:g>
                  <svg:desc>NLogN.N12:NLogN.N61</svg:desc>
                </draw:g>
              </table:table-cell>
              <table:table-cell office:value-type="float" office:value="-0.321694971815877">
                <text:p>-0.321694971815877</text:p>
                <draw:g>
                  <svg:desc>NLogN.M12:NLogN.M61</svg:desc>
                </draw:g>
              </table:table-cell>
              <table:table-cell office:value-type="float" office:value="-0.602059991327962">
                <text:p>-0.602059991327962</text:p>
                <draw:g>
                  <svg:desc>NLogN.H12:NLogN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0.756486871770436">
                <text:p>-0.756486871770436</text:p>
              </table:table-cell>
              <table:table-cell office:value-type="float" office:value="-1.05360498482393">
                <text:p>-1.05360498482393</text:p>
              </table:table-cell>
              <table:table-cell office:value-type="float" office:value="1.07639501517607">
                <text:p>1.07639501517607</text:p>
              </table:table-cell>
              <table:table-cell office:value-type="float" office:value="-0.301029995663981">
                <text:p>-0.30102999566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317889234384949">
                <text:p>0.317889234384949</text:p>
              </table:table-cell>
              <table:table-cell office:value-type="float" office:value="-0.43728557812905">
                <text:p>-0.43728557812905</text:p>
              </table:table-cell>
              <table:table-cell office:value-type="float" office:value="2.15647973771888">
                <text:p>2.15647973771888</text:p>
              </table:table-cell>
              <table:table-cell office:value-type="float" office:value="-0.1249387366083">
                <text:p>-0.1249387366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96961316620707">
                <text:p>0.59696131662070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2.22312888083079">
                <text:p>2.22312888083079</text:p>
              </table:table-cell>
              <table:table-cell office:value-type="float" office:value="0.339185045528197">
                <text:p>0.339185045528197</text:p>
              </table:table-cell>
              <table:table-cell office:value-type="float" office:value="4.02686755528424">
                <text:p>4.02686755528424</text:p>
              </table:table-cell>
              <table:table-cell office:value-type="float" office:value="0.0969100130080564">
                <text:p>0.0969100130080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35867709482056">
                <text:p>1.35867709482056</text:p>
              </table:table-cell>
              <table:table-cell office:value-type="float" office:value="0.616319406694884">
                <text:p>0.616319406694884</text:p>
              </table:table-cell>
              <table:table-cell office:value-type="float" office:value="4.90241066575057">
                <text:p>4.90241066575057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2.57741702037942">
                <text:p>2.57741702037942</text:p>
              </table:table-cell>
              <table:table-cell office:value-type="float" office:value="0.85063317040203">
                <text:p>0.85063317040203</text:p>
              </table:table-cell>
              <table:table-cell office:value-type="float" office:value="5.7594307312599">
                <text:p>5.7594307312599</text:p>
              </table:table-cell>
              <table:table-cell office:value-type="float" office:value="0.243038048686294">
                <text:p>0.243038048686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.66249536970956">
                <text:p>3.66249536970956</text:p>
              </table:table-cell>
              <table:table-cell office:value-type="float" office:value="1.05360498482393">
                <text:p>1.05360498482393</text:p>
              </table:table-cell>
              <table:table-cell office:value-type="float" office:value="6.60514997831991">
                <text:p>6.605149978319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4.5472467544883">
                <text:p>4.5472467544883</text:p>
              </table:table-cell>
              <table:table-cell office:value-type="float" office:value="1.23263881338977">
                <text:p>1.23263881338977</text:p>
              </table:table-cell>
              <table:table-cell office:value-type="float" office:value="7.44395822008465">
                <text:p>7.44395822008465</text:p>
              </table:table-cell>
              <table:table-cell office:value-type="float" office:value="0.352182518111362">
                <text:p>0.352182518111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5.16652431633511">
                <text:p>5.16652431633511</text:p>
              </table:table-cell>
              <table:table-cell office:value-type="float" office:value="1.39279003035213">
                <text:p>1.39279003035213</text:p>
              </table:table-cell>
              <table:table-cell office:value-type="float" office:value="8.27867004769621">
                <text:p>8.27867004769621</text:p>
              </table:table-cell>
              <table:table-cell office:value-type="float" office:value="0.397940008672038">
                <text:p>0.397940008672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6.26944882338859">
                <text:p>6.26944882338859</text:p>
              </table:table-cell>
              <table:table-cell office:value-type="float" office:value="1.53766442840592">
                <text:p>1.53766442840592</text:p>
              </table:table-cell>
              <table:table-cell office:value-type="float" office:value="9.11116298952401">
                <text:p>9.11116298952401</text:p>
              </table:table-cell>
              <table:table-cell office:value-type="float" office:value="0.439332693830263">
                <text:p>0.439332693830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58087955938927">
                <text:p>5.58087955938927</text:p>
              </table:table-cell>
              <table:table-cell office:value-type="float" office:value="1.66992439151882">
                <text:p>1.66992439151882</text:p>
              </table:table-cell>
              <table:table-cell office:value-type="float" office:value="9.94272752831798">
                <text:p>9.9427275283179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7.14869015206499">
                <text:p>7.14869015206499</text:p>
              </table:table-cell>
              <table:table-cell office:value-type="float" office:value="1.79159176342606">
                <text:p>1.79159176342606</text:p>
              </table:table-cell>
              <table:table-cell office:value-type="float" office:value="10.774271006118">
                <text:p>10.774271006118</text:p>
              </table:table-cell>
              <table:table-cell office:value-type="float" office:value="0.511883360978874">
                <text:p>0.511883360978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8.45343109273937">
                <text:p>8.45343109273937</text:p>
              </table:table-cell>
              <table:table-cell office:value-type="float" office:value="1.90423815522596">
                <text:p>1.90423815522596</text:p>
              </table:table-cell>
              <table:table-cell office:value-type="float" office:value="11.6064422882768">
                <text:p>11.6064422882768</text:p>
              </table:table-cell>
              <table:table-cell office:value-type="float" office:value="0.544068044350276">
                <text:p>0.544068044350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7.76174815902078">
                <text:p>7.76174815902078</text:p>
              </table:table-cell>
              <table:table-cell office:value-type="float" office:value="2.00910943704702">
                <text:p>2.00910943704702</text:p>
              </table:table-cell>
              <table:table-cell office:value-type="float" office:value="12.4397110571621">
                <text:p>12.4397110571621</text:p>
              </table:table-cell>
              <table:table-cell office:value-type="float" office:value="0.574031267727719">
                <text:p>0.574031267727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.60619954942563">
                <text:p>9.60619954942563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13.2744199392957">
                <text:p>13.274419939295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10.9888927772805">
                <text:p>10.9888927772805</text:p>
              </table:table-cell>
              <table:table-cell office:value-type="float" office:value="2.19936125517609">
                <text:p>2.19936125517609</text:p>
              </table:table-cell>
              <table:table-cell office:value-type="float" office:value="14.1108197428648">
                <text:p>14.1108197428648</text:p>
              </table:table-cell>
              <table:table-cell office:value-type="float" office:value="0.628388930050311">
                <text:p>0.628388930050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0.4233415314819">
                <text:p>10.4233415314819</text:p>
              </table:table-cell>
              <table:table-cell office:value-type="float" office:value="2.2862437982137">
                <text:p>2.2862437982137</text:p>
              </table:table-cell>
              <table:table-cell office:value-type="float" office:value="14.9490938533151">
                <text:p>14.9490938533151</text:p>
              </table:table-cell>
              <table:table-cell office:value-type="float" office:value="0.653212513775344">
                <text:p>0.653212513775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11.9582680845136">
                <text:p>11.9582680845136</text:p>
              </table:table-cell>
              <table:table-cell office:value-type="float" office:value="2.36842763368703">
                <text:p>2.36842763368703</text:p>
              </table:table-cell>
              <table:table-cell office:value-type="float" office:value="15.7893754745927">
                <text:p>15.7893754745927</text:p>
              </table:table-cell>
              <table:table-cell office:value-type="float" office:value="0.676693609624867">
                <text:p>0.676693609624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2.1653203455946">
                <text:p>12.1653203455946</text:p>
              </table:table-cell>
              <table:table-cell office:value-type="float" office:value="2.44639501517607">
                <text:p>2.44639501517607</text:p>
              </table:table-cell>
              <table:table-cell office:value-type="float" office:value="16.6317600346882">
                <text:p>16.63176003468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7.002983174115">
                <text:p>17.002983174115</text:p>
              </table:table-cell>
              <table:table-cell office:value-type="float" office:value="2.72352937634275">
                <text:p>2.72352937634275</text:p>
              </table:table-cell>
              <table:table-cell office:value-type="float" office:value="20.0233612534528">
                <text:p>20.023361253452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21.4171357070483">
                <text:p>21.4171357070483</text:p>
              </table:table-cell>
              <table:table-cell office:value-type="float" office:value="2.9578431400499">
                <text:p>2.9578431400499</text:p>
              </table:table-cell>
              <table:table-cell office:value-type="float" office:value="23.4509804001426">
                <text:p>23.450980400142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3.8763712872943">
                <text:p>23.8763712872943</text:p>
              </table:table-cell>
              <table:table-cell office:value-type="float" office:value="3.1608149544718">
                <text:p>3.1608149544718</text:p>
              </table:table-cell>
              <table:table-cell office:value-type="float" office:value="26.9139898569114">
                <text:p>26.913989856911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9.748048404764">
                <text:p>29.748048404764</text:p>
              </table:table-cell>
              <table:table-cell office:value-type="float" office:value="3.33984878303764">
                <text:p>3.33984878303764</text:p>
              </table:table-cell>
              <table:table-cell office:value-type="float" office:value="30.4109101132719">
                <text:p>30.410910113271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3.4964809587269">
                <text:p>33.4964809587269</text:p>
              </table:table-cell>
              <table:table-cell office:value-type="float" office:value="3.5">
                <text:p>3.5</text:p>
              </table:table-cell>
              <table:table-cell office:value-type="float" office:value="33.94">
                <text:p>33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37.1206502223129">
                <text:p>37.1206502223129</text:p>
              </table:table-cell>
              <table:table-cell office:value-type="float" office:value="3.64487439805379">
                <text:p>3.64487439805379</text:p>
              </table:table-cell>
              <table:table-cell office:value-type="float" office:value="37.4994975922151">
                <text:p>37.499497592215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42.8541559074979">
                <text:p>42.8541559074979</text:p>
              </table:table-cell>
              <table:table-cell office:value-type="float" office:value="3.77713436116669">
                <text:p>3.77713436116669</text:p>
              </table:table-cell>
              <table:table-cell office:value-type="float" office:value="41.0877186907144">
                <text:p>41.087718690714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5.9555222665852">
                <text:p>45.9555222665852</text:p>
              </table:table-cell>
              <table:table-cell office:value-type="float" office:value="3.89880173307393">
                <text:p>3.89880173307393</text:p>
              </table:table-cell>
              <table:table-cell office:value-type="float" office:value="44.7030936369094">
                <text:p>44.703093636909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2.2190962496263">
                <text:p>52.2190962496263</text:p>
              </table:table-cell>
              <table:table-cell office:value-type="float" office:value="4.01144812487383">
                <text:p>4.01144812487383</text:p>
              </table:table-cell>
              <table:table-cell office:value-type="float" office:value="48.34417660653">
                <text:p>48.3441766065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55.7778586208367">
                <text:p>55.7778586208367</text:p>
              </table:table-cell>
              <table:table-cell office:value-type="float" office:value="4.11631940669488">
                <text:p>4.11631940669488</text:p>
              </table:table-cell>
              <table:table-cell office:value-type="float" office:value="52.0096426630023">
                <text:p>52.0096426630023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61.8503844425222">
                <text:p>61.8503844425222</text:p>
              </table:table-cell>
              <table:table-cell office:value-type="float" office:value="4.21441993929574">
                <text:p>4.21441993929574</text:p>
              </table:table-cell>
              <table:table-cell office:value-type="float" office:value="55.6982796704626">
                <text:p>55.698279670462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65.9071587094175">
                <text:p>65.9071587094175</text:p>
              </table:table-cell>
              <table:table-cell office:value-type="float" office:value="4.30657122482396">
                <text:p>4.30657122482396</text:p>
              </table:table-cell>
              <table:table-cell office:value-type="float" office:value="59.4089784275655">
                <text:p>59.4089784275655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70.3534949837669">
                <text:p>70.3534949837669</text:p>
              </table:table-cell>
              <table:table-cell office:value-type="float" office:value="4.39345376786157">
                <text:p>4.39345376786157</text:p>
              </table:table-cell>
              <table:table-cell office:value-type="float" office:value="63.1407226071694">
                <text:p>63.1407226071694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76.0649237905811">
                <text:p>76.0649237905811</text:p>
              </table:table-cell>
              <table:table-cell office:value-type="float" office:value="4.4756376033349">
                <text:p>4.4756376033349</text:p>
              </table:table-cell>
              <table:table-cell office:value-type="float" office:value="66.8925792209622">
                <text:p>66.8925792209622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80.8962763759412">
                <text:p>80.8962763759412</text:p>
              </table:table-cell>
              <table:table-cell office:value-type="float" office:value="4.55360498482393">
                <text:p>4.55360498482393</text:p>
              </table:table-cell>
              <table:table-cell office:value-type="float" office:value="70.6636899002716">
                <text:p>70.6636899002716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87.7745384817345">
                <text:p>87.7745384817345</text:p>
              </table:table-cell>
              <table:table-cell office:value-type="float" office:value="4.62776753156872">
                <text:p>4.62776753156872</text:p>
              </table:table-cell>
              <table:table-cell office:value-type="float" office:value="74.4532630736141">
                <text:p>74.4532630736141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92.9619996803509">
                <text:p>92.9619996803509</text:p>
              </table:table-cell>
              <table:table-cell office:value-type="float" office:value="4.69847938287772">
                <text:p>4.69847938287772</text:p>
              </table:table-cell>
              <table:table-cell office:value-type="float" office:value="78.2605670205552">
                <text:p>78.2605670205552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97.5973575757776">
                <text:p>97.5973575757776</text:p>
              </table:table-cell>
              <table:table-cell office:value-type="float" office:value="4.76604742606158">
                <text:p>4.76604742606158</text:p>
              </table:table-cell>
              <table:table-cell office:value-type="float" office:value="82.0849237364574">
                <text:p>82.0849237364574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102.379555194524">
                <text:p>102.379555194524</text:p>
              </table:table-cell>
              <table:table-cell office:value-type="float" office:value="4.83073934599062">
                <text:p>4.83073934599062</text:p>
              </table:table-cell>
              <table:table-cell office:value-type="float" office:value="85.9257035262134">
                <text:p>85.9257035262134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08.985055825486">
                <text:p>108.985055825486</text:p>
              </table:table-cell>
              <table:table-cell office:value-type="float" office:value="4.89279003035213">
                <text:p>4.89279003035213</text:p>
              </table:table-cell>
              <table:table-cell office:value-type="float" office:value="89.7823202428171">
                <text:p>89.7823202428171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14.682234449282">
                <text:p>114.682234449282</text:p>
              </table:table-cell>
              <table:table-cell office:value-type="float" office:value="4.95240671789786">
                <text:p>4.95240671789786</text:p>
              </table:table-cell>
              <table:table-cell office:value-type="float" office:value="93.6542270911537">
                <text:p>93.6542270911537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119.349983738909">
                <text:p>119.349983738909</text:p>
              </table:table-cell>
              <table:table-cell office:value-type="float" office:value="5.00977317455645">
                <text:p>5.00977317455645</text:p>
              </table:table-cell>
              <table:table-cell office:value-type="float" office:value="97.5409129247696">
                <text:p>97.5409129247696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26.27540682603">
                <text:p>126.27540682603</text:p>
              </table:table-cell>
              <table:table-cell office:value-type="float" office:value="5.06505310969777">
                <text:p>5.06505310969777</text:p>
              </table:table-cell>
              <table:table-cell office:value-type="float" office:value="101.441898971609">
                <text:p>101.441898971609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30.395185270667">
                <text:p>130.395185270667</text:p>
              </table:table-cell>
              <table:table-cell office:value-type="float" office:value="5.11839299264635">
                <text:p>5.11839299264635</text:p>
              </table:table-cell>
              <table:table-cell office:value-type="float" office:value="105.356735932767">
                <text:p>105.356735932767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36.338973754167">
                <text:p>136.338973754167</text:p>
              </table:table-cell>
              <table:table-cell office:value-type="float" office:value="5.16992439151882">
                <text:p>5.16992439151882</text:p>
              </table:table-cell>
              <table:table-cell office:value-type="float" office:value="109.285001405749">
                <text:p>109.285001405749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142.594550747763">
                <text:p>142.594550747763</text:p>
              </table:table-cell>
              <table:table-cell office:value-type="float" office:value="5.21976592841995">
                <text:p>5.21976592841995</text:p>
              </table:table-cell>
              <table:table-cell office:value-type="float" office:value="113.226297590365">
                <text:p>113.226297590365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48.332651027448">
                <text:p>148.332651027448</text:p>
              </table:table-cell>
              <table:table-cell office:value-type="float" office:value="5.26802492411967">
                <text:p>5.26802492411967</text:p>
              </table:table-cell>
              <table:table-cell office:value-type="float" office:value="117.180249241197">
                <text:p>117.180249241197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153.600911622339">
                <text:p>153.600911622339</text:p>
              </table:table-cell>
              <table:table-cell office:value-type="float" office:value="5.31479878957261">
                <text:p>5.31479878957261</text:p>
              </table:table-cell>
              <table:table-cell office:value-type="float" office:value="121.146501835604">
                <text:p>121.146501835604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159.528921943052">
                <text:p>159.528921943052</text:p>
              </table:table-cell>
              <table:table-cell office:value-type="float" office:value="5.36017620964789">
                <text:p>5.36017620964789</text:p>
              </table:table-cell>
              <table:table-cell office:value-type="float" office:value="125.124719930563">
                <text:p>125.124719930563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166.331514412106">
                <text:p>166.331514412106</text:p>
              </table:table-cell>
              <table:table-cell office:value-type="float" office:value="5.40423815522596">
                <text:p>5.40423815522596</text:p>
              </table:table-cell>
              <table:table-cell office:value-type="float" office:value="129.11458568531">
                <text:p>129.11458568531</text:p>
              </table:table-cell>
              <table:table-cell office:value-type="float" office:value="1.54406804435028">
                <text:p>1.54406804435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